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52241B07FEC2E4B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svg:stroke-width="0.004cm" svg:stroke-color="#ff0000" draw:marker-start-width="0.206cm" draw:marker-end-width="0.206cm" draw:fill="none" draw:textarea-vertical-align="middle" fo:padding-top="0.127cm" fo:padding-bottom="0.127cm" fo:padding-left="0.252cm" fo:padding-right="0.252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connector draw:style-name="gr1" draw:text-style-name="P1" xml:id="id1" draw:id="id1" draw:layer="layout" draw:type="line" svg:x1="2.846cm" svg:y1="2.362cm" svg:x2="2.947cm" svg:y2="2.362cm" svg:d="M2846 2362h101" svg:viewBox="0 0 102 1">
          <text:p/>
        </draw:connector>
        <draw:connector draw:style-name="gr1" draw:text-style-name="P1" xml:id="id2" draw:id="id2" draw:layer="layout" draw:type="line" svg:x1="2.91cm" svg:y1="2.286cm" svg:x2="2.947cm" svg:y2="2.362cm" draw:end-shape="id1" draw:end-glue-point="3" svg:d="M2910 2286l37 76" svg:viewBox="0 0 38 77">
          <text:p/>
        </draw:connector>
        <draw:connector draw:style-name="gr1" draw:text-style-name="P1" xml:id="id3" draw:id="id3" draw:layer="layout" draw:type="line" svg:x1="2.812cm" svg:y1="2.24cm" svg:x2="2.91cm" svg:y2="2.286cm" draw:end-shape="id2" draw:end-glue-point="2" svg:d="M2812 2240l98 46" svg:viewBox="0 0 99 47">
          <text:p/>
        </draw:connector>
        <draw:connector draw:style-name="gr1" draw:text-style-name="P1" xml:id="id4" draw:id="id4" draw:layer="layout" draw:type="line" svg:x1="2.675cm" svg:y1="2.239cm" svg:x2="2.812cm" svg:y2="2.24cm" draw:end-shape="id3" draw:end-glue-point="2" svg:d="M2675 2239l137 1" svg:viewBox="0 0 138 2">
          <text:p/>
        </draw:connector>
        <draw:connector draw:style-name="gr1" draw:text-style-name="P1" xml:id="id5" draw:id="id5" draw:layer="layout" draw:type="line" svg:x1="2.564cm" svg:y1="2.277cm" svg:x2="2.675cm" svg:y2="2.239cm" draw:end-shape="id4" draw:end-glue-point="2" svg:d="M2564 2277l111-38" svg:viewBox="0 0 112 39">
          <text:p/>
        </draw:connector>
        <draw:connector draw:style-name="gr1" draw:text-style-name="P1" xml:id="id6" draw:id="id6" draw:layer="layout" draw:type="line" svg:x1="2.515cm" svg:y1="2.332cm" svg:x2="2.564cm" svg:y2="2.277cm" draw:end-shape="id5" draw:end-glue-point="2" svg:d="M2515 2332l49-55" svg:viewBox="0 0 50 56">
          <text:p/>
        </draw:connector>
        <draw:connector draw:style-name="gr1" draw:text-style-name="P1" xml:id="id7" draw:id="id7" draw:layer="layout" draw:type="line" svg:x1="2.516cm" svg:y1="2.378cm" svg:x2="2.515cm" svg:y2="2.332cm" draw:end-shape="id6" draw:end-glue-point="2" svg:d="M2516 2378l-1-46" svg:viewBox="0 0 2 47">
          <text:p/>
        </draw:connector>
        <draw:connector draw:style-name="gr1" draw:text-style-name="P1" xml:id="id8" draw:id="id8" draw:layer="layout" draw:type="line" svg:x1="2.578cm" svg:y1="2.434cm" svg:x2="2.516cm" svg:y2="2.378cm" draw:end-shape="id7" draw:end-glue-point="2" svg:d="M2578 2434l-62-56" svg:viewBox="0 0 63 57">
          <text:p/>
        </draw:connector>
        <draw:connector draw:style-name="gr1" draw:text-style-name="P1" xml:id="id9" draw:id="id9" draw:layer="layout" draw:type="line" svg:x1="2.811cm" svg:y1="2.495cm" svg:x2="2.578cm" svg:y2="2.434cm" draw:end-shape="id8" draw:end-glue-point="2" svg:d="M2811 2495l-233-61" svg:viewBox="0 0 234 62">
          <text:p/>
        </draw:connector>
        <draw:connector draw:style-name="gr1" draw:text-style-name="P1" xml:id="id10" draw:id="id10" draw:layer="layout" draw:type="line" svg:x1="2.837cm" svg:y1="2.519cm" svg:x2="2.811cm" svg:y2="2.495cm" draw:end-shape="id9" draw:end-glue-point="2" svg:d="M2837 2519l-26-24" svg:viewBox="0 0 27 25">
          <text:p/>
        </draw:connector>
        <draw:connector draw:style-name="gr1" draw:text-style-name="P1" xml:id="id11" draw:id="id11" draw:layer="layout" draw:type="line" svg:x1="2.835cm" svg:y1="2.56cm" svg:x2="2.837cm" svg:y2="2.519cm" draw:end-shape="id10" draw:end-glue-point="2" svg:d="M2835 2560l2-41" svg:viewBox="0 0 3 42">
          <text:p/>
        </draw:connector>
        <draw:connector draw:style-name="gr1" draw:text-style-name="P1" xml:id="id12" draw:id="id12" draw:layer="layout" draw:type="line" svg:x1="2.786cm" svg:y1="2.593cm" svg:x2="2.835cm" svg:y2="2.56cm" draw:end-shape="id11" draw:end-glue-point="2" svg:d="M2786 2593l49-33" svg:viewBox="0 0 50 34">
          <text:p/>
        </draw:connector>
        <draw:connector draw:style-name="gr1" draw:text-style-name="P1" xml:id="id13" draw:id="id13" draw:layer="layout" draw:type="line" svg:x1="2.786cm" svg:y1="2.593cm" svg:x2="2.735cm" svg:y2="2.605cm" draw:start-shape="id12" draw:start-glue-point="2" svg:d="M2786 2593l-51 12" svg:viewBox="0 0 52 13">
          <text:p/>
        </draw:connector>
        <draw:connector draw:style-name="gr1" draw:text-style-name="P1" xml:id="id14" draw:id="id14" draw:layer="layout" draw:type="line" svg:x1="2.735cm" svg:y1="2.605cm" svg:x2="2.639cm" svg:y2="2.605cm" draw:start-shape="id13" draw:start-glue-point="3" svg:d="M2735 2605h-96" svg:viewBox="0 0 97 1">
          <text:p/>
        </draw:connector>
        <draw:connector draw:style-name="gr1" draw:text-style-name="P1" xml:id="id15" draw:id="id15" draw:layer="layout" draw:type="line" svg:x1="2.639cm" svg:y1="2.605cm" svg:x2="2.579cm" svg:y2="2.566cm" draw:start-shape="id14" draw:start-glue-point="3" svg:d="M2639 2605l-60-39" svg:viewBox="0 0 61 40">
          <text:p/>
        </draw:connector>
        <draw:connector draw:style-name="gr1" draw:text-style-name="P1" xml:id="id16" draw:id="id16" draw:layer="layout" draw:type="line" svg:x1="2.579cm" svg:y1="2.566cm" svg:x2="2.569cm" svg:y2="2.516cm" draw:start-shape="id15" draw:start-glue-point="3" svg:d="M2579 2566l-10-50" svg:viewBox="0 0 11 51">
          <text:p/>
        </draw:connector>
        <draw:connector draw:style-name="gr1" draw:text-style-name="P1" xml:id="id17" draw:id="id17" draw:layer="layout" draw:type="line" svg:x1="2.569cm" svg:y1="2.516cm" svg:x2="2.458cm" svg:y2="2.519cm" draw:start-shape="id16" draw:start-glue-point="3" svg:d="M2569 2516l-111 3" svg:viewBox="0 0 112 4">
          <text:p/>
        </draw:connector>
        <draw:connector draw:style-name="gr1" draw:text-style-name="P1" xml:id="id18" draw:id="id18" draw:layer="layout" draw:type="line" svg:x1="2.458cm" svg:y1="2.519cm" svg:x2="2.478cm" svg:y2="2.59cm" draw:start-shape="id17" draw:start-glue-point="3" svg:d="M2458 2519l20 71" svg:viewBox="0 0 21 72">
          <text:p/>
        </draw:connector>
        <draw:connector draw:style-name="gr1" draw:text-style-name="P1" xml:id="id19" draw:id="id19" draw:layer="layout" draw:type="line" svg:x1="2.478cm" svg:y1="2.59cm" svg:x2="2.557cm" svg:y2="2.654cm" draw:start-shape="id18" draw:start-glue-point="3" svg:d="M2478 2590l79 64" svg:viewBox="0 0 80 65">
          <text:p/>
        </draw:connector>
        <draw:connector draw:style-name="gr1" draw:text-style-name="P1" xml:id="id20" draw:id="id20" draw:layer="layout" draw:type="line" svg:x1="2.557cm" svg:y1="2.654cm" svg:x2="2.64cm" svg:y2="2.671cm" draw:start-shape="id19" draw:start-glue-point="3" svg:d="M2557 2654l83 17" svg:viewBox="0 0 84 18">
          <text:p/>
        </draw:connector>
        <draw:connector draw:style-name="gr1" draw:text-style-name="P1" xml:id="id21" draw:id="id21" draw:layer="layout" draw:type="line" svg:x1="2.64cm" svg:y1="2.671cm" svg:x2="2.751cm" svg:y2="2.67cm" draw:start-shape="id20" draw:start-glue-point="3" svg:d="M2640 2671l111-1" svg:viewBox="0 0 112 2">
          <text:p/>
        </draw:connector>
        <draw:connector draw:style-name="gr1" draw:text-style-name="P1" xml:id="id22" draw:id="id22" draw:layer="layout" draw:type="line" svg:x1="2.751cm" svg:y1="2.67cm" svg:x2="2.864cm" svg:y2="2.638cm" draw:start-shape="id21" draw:start-glue-point="3" svg:d="M2751 2670l113-32" svg:viewBox="0 0 114 33">
          <text:p/>
        </draw:connector>
        <draw:connector draw:style-name="gr1" draw:text-style-name="P1" xml:id="id23" draw:id="id23" draw:layer="layout" draw:type="line" svg:x1="2.864cm" svg:y1="2.638cm" svg:x2="2.931cm" svg:y2="2.57cm" draw:start-shape="id22" draw:start-glue-point="3" svg:d="M2864 2638l67-68" svg:viewBox="0 0 68 69">
          <text:p/>
        </draw:connector>
        <draw:connector draw:style-name="gr1" draw:text-style-name="P1" xml:id="id24" draw:id="id24" draw:layer="layout" draw:type="line" svg:x1="2.931cm" svg:y1="2.57cm" svg:x2="2.938cm" svg:y2="2.507cm" draw:start-shape="id23" draw:start-glue-point="3" svg:d="M2931 2570l7-63" svg:viewBox="0 0 8 64">
          <text:p/>
        </draw:connector>
        <draw:connector draw:style-name="gr1" draw:text-style-name="P1" xml:id="id25" draw:id="id25" draw:layer="layout" draw:type="line" svg:x1="2.938cm" svg:y1="2.507cm" svg:x2="2.879cm" svg:y2="2.446cm" draw:start-shape="id24" draw:start-glue-point="3" svg:d="M2938 2507l-59-61" svg:viewBox="0 0 60 62">
          <text:p/>
        </draw:connector>
        <draw:connector draw:style-name="gr1" draw:text-style-name="P1" xml:id="id26" draw:id="id26" draw:layer="layout" draw:type="line" svg:x1="2.879cm" svg:y1="2.446cm" svg:x2="2.637cm" svg:y2="2.383cm" draw:start-shape="id25" draw:start-glue-point="3" svg:d="M2879 2446l-242-63" svg:viewBox="0 0 243 64">
          <text:p/>
        </draw:connector>
        <draw:connector draw:style-name="gr1" draw:text-style-name="P1" xml:id="id27" draw:id="id27" draw:layer="layout" draw:type="line" svg:x1="2.637cm" svg:y1="2.383cm" svg:x2="2.614cm" svg:y2="2.36cm" draw:start-shape="id26" draw:start-glue-point="3" svg:d="M2637 2383l-23-23" svg:viewBox="0 0 24 24">
          <text:p/>
        </draw:connector>
        <draw:connector draw:style-name="gr1" draw:text-style-name="P1" xml:id="id28" draw:id="id28" draw:layer="layout" draw:type="line" svg:x1="2.614cm" svg:y1="2.36cm" svg:x2="2.611cm" svg:y2="2.333cm" draw:start-shape="id27" draw:start-glue-point="3" svg:d="M2614 2360l-3-27" svg:viewBox="0 0 4 28">
          <text:p/>
        </draw:connector>
        <draw:connector draw:style-name="gr1" draw:text-style-name="P1" xml:id="id29" draw:id="id29" draw:layer="layout" draw:type="line" svg:x1="2.611cm" svg:y1="2.333cm" svg:x2="2.667cm" svg:y2="2.293cm" draw:start-shape="id28" draw:start-glue-point="3" svg:d="M2611 2333l56-40" svg:viewBox="0 0 57 41">
          <text:p/>
        </draw:connector>
        <draw:connector draw:style-name="gr1" draw:text-style-name="P1" xml:id="id30" draw:id="id30" draw:layer="layout" draw:type="line" svg:x1="2.667cm" svg:y1="2.293cm" svg:x2="2.802cm" svg:y2="2.298cm" draw:start-shape="id29" draw:start-glue-point="3" svg:d="M2667 2293l135 5" svg:viewBox="0 0 136 6">
          <text:p/>
        </draw:connector>
        <draw:connector draw:style-name="gr1" draw:text-style-name="P1" draw:layer="layout" draw:type="line" svg:x1="2.802cm" svg:y1="2.298cm" svg:x2="2.846cm" svg:y2="2.362cm" draw:start-shape="id30" draw:start-glue-point="3" draw:end-shape="id1" draw:end-glue-point="2" svg:d="M2802 2298l44 64" svg:viewBox="0 0 45 65">
          <text:p/>
        </draw:connector>
        <draw:connector draw:style-name="gr1" draw:text-style-name="P1" xml:id="id31" draw:id="id31" draw:layer="layout" draw:type="line" svg:x1="3.03cm" svg:y1="2.368cm" svg:x2="3.131cm" svg:y2="2.368cm" svg:d="M3030 2368h101" svg:viewBox="0 0 102 1">
          <text:p/>
        </draw:connector>
        <draw:connector draw:style-name="gr1" draw:text-style-name="P1" xml:id="id32" draw:id="id32" draw:layer="layout" draw:type="line" svg:x1="3.131cm" svg:y1="2.368cm" svg:x2="3.099cm" svg:y2="2.663cm" draw:start-shape="id31" draw:start-glue-point="3" svg:d="M3131 2368l-32 295" svg:viewBox="0 0 33 296">
          <text:p/>
        </draw:connector>
        <draw:connector draw:style-name="gr1" draw:text-style-name="P1" xml:id="id33" draw:id="id33" draw:layer="layout" draw:type="line" svg:x1="3.001cm" svg:y1="2.661cm" svg:x2="3.099cm" svg:y2="2.663cm" draw:end-shape="id32" draw:end-glue-point="3" svg:d="M3001 2661l98 2" svg:viewBox="0 0 99 3">
          <text:p/>
        </draw:connector>
        <draw:connector draw:style-name="gr1" draw:text-style-name="P1" draw:layer="layout" draw:type="line" svg:x1="3.03cm" svg:y1="2.368cm" svg:x2="3.001cm" svg:y2="2.661cm" draw:start-shape="id31" draw:start-glue-point="2" draw:end-shape="id33" draw:end-glue-point="2" svg:d="M3030 2368l-29 293" svg:viewBox="0 0 30 294">
          <text:p/>
        </draw:connector>
        <draw:connector draw:style-name="gr1" draw:text-style-name="P1" xml:id="id34" draw:id="id34" draw:layer="layout" draw:type="line" svg:x1="3.04cm" svg:y1="2.245cm" svg:x2="3.141cm" svg:y2="2.245cm" svg:d="M3040 2245h101" svg:viewBox="0 0 102 1">
          <text:p/>
        </draw:connector>
        <draw:connector draw:style-name="gr1" draw:text-style-name="P1" xml:id="id35" draw:id="id35" draw:layer="layout" draw:type="line" svg:x1="3.035cm" svg:y1="2.321cm" svg:x2="3.136cm" svg:y2="2.321cm" svg:d="M3035 2321h101" svg:viewBox="0 0 102 1">
          <text:p/>
        </draw:connector>
        <draw:connector draw:style-name="gr1" draw:text-style-name="P1" draw:layer="layout" draw:type="line" svg:x1="3.141cm" svg:y1="2.245cm" svg:x2="3.136cm" svg:y2="2.321cm" draw:start-shape="id34" draw:start-glue-point="3" draw:end-shape="id35" draw:end-glue-point="3" svg:d="M3141 2245l-5 76" svg:viewBox="0 0 6 77">
          <text:p/>
        </draw:connector>
        <draw:connector draw:style-name="gr1" draw:text-style-name="P1" draw:layer="layout" draw:type="line" svg:x1="3.04cm" svg:y1="2.245cm" svg:x2="3.035cm" svg:y2="2.321cm" draw:start-shape="id34" draw:start-glue-point="2" draw:end-shape="id35" draw:end-glue-point="2" svg:d="M3040 2245l-5 76" svg:viewBox="0 0 6 77">
          <text:p/>
        </draw:connector>
        <draw:connector draw:style-name="gr1" draw:text-style-name="P1" xml:id="id36" draw:id="id36" draw:layer="layout" draw:type="line" svg:x1="3.207cm" svg:y1="2.368cm" svg:x2="3.291cm" svg:y2="2.367cm" svg:d="M3207 2368l84-1" svg:viewBox="0 0 85 2">
          <text:p/>
        </draw:connector>
        <draw:connector draw:style-name="gr1" draw:text-style-name="P1" xml:id="id37" draw:id="id37" draw:layer="layout" draw:type="line" svg:x1="3.185cm" svg:y1="2.66cm" svg:x2="3.29cm" svg:y2="2.661cm" svg:d="M3185 2660l105 1" svg:viewBox="0 0 106 2">
          <text:p/>
        </draw:connector>
        <draw:connector draw:style-name="gr1" draw:text-style-name="P1" draw:layer="layout" draw:type="line" svg:x1="3.207cm" svg:y1="2.368cm" svg:x2="3.185cm" svg:y2="2.66cm" draw:start-shape="id36" draw:start-glue-point="2" draw:end-shape="id37" draw:end-glue-point="2" svg:d="M3207 2368l-22 292" svg:viewBox="0 0 23 293">
          <text:p/>
        </draw:connector>
        <draw:connector draw:style-name="gr1" draw:text-style-name="P1" xml:id="id38" draw:id="id38" draw:layer="layout" draw:type="line" svg:x1="3.291cm" svg:y1="2.367cm" svg:x2="3.293cm" svg:y2="2.387cm" draw:start-shape="id36" draw:start-glue-point="3" svg:d="M3291 2367l2 20" svg:viewBox="0 0 3 21">
          <text:p/>
        </draw:connector>
        <draw:connector draw:style-name="gr1" draw:text-style-name="P1" xml:id="id39" draw:id="id39" draw:layer="layout" draw:type="line" svg:x1="3.352cm" svg:y1="2.359cm" svg:x2="3.293cm" svg:y2="2.387cm" draw:end-shape="id38" draw:end-glue-point="3" svg:d="M3352 2359l-59 28" svg:viewBox="0 0 60 29">
          <text:p/>
        </draw:connector>
        <draw:connector draw:style-name="gr1" draw:text-style-name="P1" xml:id="id40" draw:id="id40" draw:layer="layout" draw:type="line" svg:x1="3.448cm" svg:y1="2.362cm" svg:x2="3.352cm" svg:y2="2.359cm" draw:end-shape="id39" draw:end-glue-point="2" svg:d="M3448 2362l-96-3" svg:viewBox="0 0 97 4">
          <text:p/>
        </draw:connector>
        <draw:connector draw:style-name="gr1" draw:text-style-name="P1" xml:id="id41" draw:id="id41" draw:layer="layout" draw:type="line" svg:x1="3.485cm" svg:y1="2.392cm" svg:x2="3.448cm" svg:y2="2.362cm" draw:end-shape="id40" draw:end-glue-point="2" svg:d="M3485 2392l-37-30" svg:viewBox="0 0 38 31">
          <text:p/>
        </draw:connector>
        <draw:connector draw:style-name="gr1" draw:text-style-name="P1" xml:id="id42" draw:id="id42" draw:layer="layout" draw:type="line" svg:x1="3.485cm" svg:y1="2.392cm" svg:x2="3.549cm" svg:y2="2.361cm" draw:start-shape="id41" draw:start-glue-point="2" svg:d="M3485 2392l64-31" svg:viewBox="0 0 65 32">
          <text:p/>
        </draw:connector>
        <draw:connector draw:style-name="gr1" draw:text-style-name="P1" xml:id="id43" draw:id="id43" draw:layer="layout" draw:type="line" svg:x1="3.549cm" svg:y1="2.361cm" svg:x2="3.645cm" svg:y2="2.36cm" draw:start-shape="id42" draw:start-glue-point="3" svg:d="M3549 2361l96-1" svg:viewBox="0 0 97 2">
          <text:p/>
        </draw:connector>
        <draw:connector draw:style-name="gr1" draw:text-style-name="P1" xml:id="id44" draw:id="id44" draw:layer="layout" draw:type="line" svg:x1="3.645cm" svg:y1="2.36cm" svg:x2="3.694cm" svg:y2="2.391cm" draw:start-shape="id43" draw:start-glue-point="3" svg:d="M3645 2360l49 31" svg:viewBox="0 0 50 32">
          <text:p/>
        </draw:connector>
        <draw:connector draw:style-name="gr1" draw:text-style-name="P1" xml:id="id45" draw:id="id45" draw:layer="layout" draw:type="line" svg:x1="3.694cm" svg:y1="2.391cm" svg:x2="3.723cm" svg:y2="2.443cm" draw:start-shape="id44" draw:start-glue-point="3" svg:d="M3694 2391l29 52" svg:viewBox="0 0 30 53">
          <text:p/>
        </draw:connector>
        <draw:connector draw:style-name="gr1" draw:text-style-name="P1" xml:id="id46" draw:id="id46" draw:layer="layout" draw:type="line" svg:x1="3.723cm" svg:y1="2.443cm" svg:x2="3.72cm" svg:y2="2.663cm" draw:start-shape="id45" draw:start-glue-point="3" svg:d="M3723 2443l-3 220" svg:viewBox="0 0 4 221">
          <text:p/>
        </draw:connector>
        <draw:connector draw:style-name="gr1" draw:text-style-name="P1" xml:id="id47" draw:id="id47" draw:layer="layout" draw:type="line" svg:x1="3.72cm" svg:y1="2.663cm" svg:x2="3.617cm" svg:y2="2.661cm" draw:start-shape="id46" draw:start-glue-point="3" svg:d="M3720 2663l-103-2" svg:viewBox="0 0 104 3">
          <text:p/>
        </draw:connector>
        <draw:connector draw:style-name="gr1" draw:text-style-name="P1" xml:id="id48" draw:id="id48" draw:layer="layout" draw:type="line" svg:x1="3.617cm" svg:y1="2.661cm" svg:x2="3.622cm" svg:y2="2.443cm" draw:start-shape="id47" draw:start-glue-point="3" svg:d="M3617 2661l5-218" svg:viewBox="0 0 6 219">
          <text:p/>
        </draw:connector>
        <draw:connector draw:style-name="gr1" draw:text-style-name="P1" xml:id="id49" draw:id="id49" draw:layer="layout" draw:type="line" svg:x1="3.622cm" svg:y1="2.443cm" svg:x2="3.604cm" svg:y2="2.42cm" draw:start-shape="id48" draw:start-glue-point="3" svg:d="M3622 2443l-18-23" svg:viewBox="0 0 19 24">
          <text:p/>
        </draw:connector>
        <draw:connector draw:style-name="gr1" draw:text-style-name="P1" xml:id="id50" draw:id="id50" draw:layer="layout" draw:type="line" svg:x1="3.604cm" svg:y1="2.42cm" svg:x2="3.561cm" svg:y2="2.421cm" draw:start-shape="id49" draw:start-glue-point="3" svg:d="M3604 2420l-43 1" svg:viewBox="0 0 44 2">
          <text:p/>
        </draw:connector>
        <draw:connector draw:style-name="gr1" draw:text-style-name="P1" xml:id="id51" draw:id="id51" draw:layer="layout" draw:type="line" svg:x1="3.561cm" svg:y1="2.421cm" svg:x2="3.515cm" svg:y2="2.463cm" draw:start-shape="id50" draw:start-glue-point="3" svg:d="M3561 2421l-46 42" svg:viewBox="0 0 47 43">
          <text:p/>
        </draw:connector>
        <draw:connector draw:style-name="gr1" draw:text-style-name="P1" xml:id="id52" draw:id="id52" draw:layer="layout" draw:type="line" svg:x1="3.515cm" svg:y1="2.463cm" svg:x2="3.509cm" svg:y2="2.665cm" draw:start-shape="id51" draw:start-glue-point="3" svg:d="M3515 2463l-6 202" svg:viewBox="0 0 7 203">
          <text:p/>
        </draw:connector>
        <draw:connector draw:style-name="gr1" draw:text-style-name="P1" xml:id="id53" draw:id="id53" draw:layer="layout" draw:type="line" svg:x1="3.509cm" svg:y1="2.665cm" svg:x2="3.4cm" svg:y2="2.664cm" draw:start-shape="id52" draw:start-glue-point="3" svg:d="M3509 2665l-109-1" svg:viewBox="0 0 110 2">
          <text:p/>
        </draw:connector>
        <draw:connector draw:style-name="gr1" draw:text-style-name="P1" xml:id="id54" draw:id="id54" draw:layer="layout" draw:type="line" svg:x1="3.4cm" svg:y1="2.664cm" svg:x2="3.411cm" svg:y2="2.439cm" draw:start-shape="id53" draw:start-glue-point="3" svg:d="M3400 2664l11-225" svg:viewBox="0 0 12 226">
          <text:p/>
        </draw:connector>
        <draw:connector draw:style-name="gr1" draw:text-style-name="P1" xml:id="id55" draw:id="id55" draw:layer="layout" draw:type="line" svg:x1="3.411cm" svg:y1="2.439cm" svg:x2="3.387cm" svg:y2="2.42cm" draw:start-shape="id54" draw:start-glue-point="3" svg:d="M3411 2439l-24-19" svg:viewBox="0 0 25 20">
          <text:p/>
        </draw:connector>
        <draw:connector draw:style-name="gr1" draw:text-style-name="P1" xml:id="id56" draw:id="id56" draw:layer="layout" draw:type="line" svg:x1="3.387cm" svg:y1="2.42cm" svg:x2="3.357cm" svg:y2="2.422cm" draw:start-shape="id55" draw:start-glue-point="3" svg:d="M3387 2420l-30 2" svg:viewBox="0 0 31 3">
          <text:p/>
        </draw:connector>
        <draw:connector draw:style-name="gr1" draw:text-style-name="P1" xml:id="id57" draw:id="id57" draw:layer="layout" draw:type="line" svg:x1="3.357cm" svg:y1="2.422cm" svg:x2="3.306cm" svg:y2="2.467cm" draw:start-shape="id56" draw:start-glue-point="3" svg:d="M3357 2422l-51 45" svg:viewBox="0 0 52 46">
          <text:p/>
        </draw:connector>
        <draw:connector draw:style-name="gr1" draw:text-style-name="P1" draw:layer="layout" draw:type="line" svg:x1="3.306cm" svg:y1="2.467cm" svg:x2="3.29cm" svg:y2="2.661cm" draw:start-shape="id57" draw:start-glue-point="3" draw:end-shape="id37" draw:end-glue-point="3" svg:d="M3306 2467l-16 194" svg:viewBox="0 0 17 195">
          <text:p/>
        </draw:connector>
        <draw:connector draw:style-name="gr1" draw:text-style-name="P1" xml:id="id59" draw:id="id59" draw:layer="layout" draw:type="line" svg:x1="3.897cm" svg:y1="2.243cm" svg:x2="3.794cm" svg:y2="2.241cm" svg:d="M3897 2243l-103-2" svg:viewBox="0 0 104 3">
          <text:p/>
        </draw:connector>
        <draw:connector draw:style-name="gr1" draw:text-style-name="P1" xml:id="id61" draw:id="id61" draw:layer="layout" draw:type="line" svg:x1="4.256cm" svg:y1="2.243cm" svg:x2="4.153cm" svg:y2="2.241cm" svg:d="M4256 2243l-103-2" svg:viewBox="0 0 104 3">
          <text:p/>
        </draw:connector>
        <draw:connector draw:style-name="gr1" draw:text-style-name="P1" xml:id="id58" draw:id="id58" draw:layer="layout" draw:type="line" svg:x1="3.909cm" svg:y1="2.665cm" svg:x2="3.797cm" svg:y2="2.663cm" svg:d="M3909 2665l-112-2" svg:viewBox="0 0 113 3">
          <text:p/>
        </draw:connector>
        <draw:connector draw:style-name="gr1" draw:text-style-name="P1" xml:id="id60" draw:id="id60" draw:layer="layout" draw:type="line" svg:x1="4.291cm" svg:y1="2.665cm" svg:x2="4.179cm" svg:y2="2.663cm" svg:d="M4291 2665l-112-2" svg:viewBox="0 0 113 3">
          <text:p/>
        </draw:connector>
        <draw:connector draw:style-name="gr1" draw:text-style-name="P1" draw:layer="layout" draw:type="line" svg:x1="3.797cm" svg:y1="2.663cm" svg:x2="3.794cm" svg:y2="2.241cm" draw:start-shape="id58" draw:start-glue-point="3" draw:end-shape="id59" draw:end-glue-point="3" svg:d="M3797 2663l-3-422" svg:viewBox="0 0 4 423">
          <text:p/>
        </draw:connector>
        <draw:connector draw:style-name="gr1" draw:text-style-name="P1" draw:layer="layout" draw:type="line" svg:x1="4.291cm" svg:y1="2.665cm" svg:x2="4.256cm" svg:y2="2.243cm" draw:start-shape="id60" draw:start-glue-point="2" draw:end-shape="id61" draw:end-glue-point="2" svg:d="M4291 2665l-35-422" svg:viewBox="0 0 36 423">
          <text:p/>
        </draw:connector>
        <draw:connector draw:style-name="gr1" draw:text-style-name="P1" xml:id="id63" draw:id="id63" draw:layer="layout" draw:type="line" svg:x1="4.17cm" svg:y1="2.477cm" svg:x2="3.907cm" svg:y2="2.476cm" svg:d="M4170 2477l-263-1" svg:viewBox="0 0 264 2">
          <text:p/>
        </draw:connector>
        <draw:connector draw:style-name="gr1" draw:text-style-name="P1" xml:id="id62" draw:id="id62" draw:layer="layout" draw:type="line" svg:x1="4.163cm" svg:y1="2.399cm" svg:x2="3.9cm" svg:y2="2.4cm" svg:d="M4163 2399l-263 1" svg:viewBox="0 0 264 2">
          <text:p/>
        </draw:connector>
        <draw:connector draw:style-name="gr1" draw:text-style-name="P1" draw:layer="layout" draw:type="line" svg:x1="3.9cm" svg:y1="2.4cm" svg:x2="3.897cm" svg:y2="2.243cm" draw:start-shape="id62" draw:start-glue-point="3" draw:end-shape="id59" draw:end-glue-point="2" svg:d="M3900 2400l-3-157" svg:viewBox="0 0 4 158">
          <text:p/>
        </draw:connector>
        <draw:connector draw:style-name="gr1" draw:text-style-name="P1" draw:layer="layout" draw:type="line" svg:x1="3.909cm" svg:y1="2.665cm" svg:x2="3.907cm" svg:y2="2.476cm" draw:start-shape="id58" draw:start-glue-point="2" draw:end-shape="id63" draw:end-glue-point="3" svg:d="M3909 2665l-2-189" svg:viewBox="0 0 3 190">
          <text:p/>
        </draw:connector>
        <draw:connector draw:style-name="gr1" draw:text-style-name="P1" draw:layer="layout" draw:type="line" svg:x1="4.163cm" svg:y1="2.399cm" svg:x2="4.153cm" svg:y2="2.241cm" draw:start-shape="id62" draw:start-glue-point="2" draw:end-shape="id61" draw:end-glue-point="3" svg:d="M4163 2399l-10-158" svg:viewBox="0 0 11 159">
          <text:p/>
        </draw:connector>
        <draw:connector draw:style-name="gr1" draw:text-style-name="P1" draw:layer="layout" draw:type="line" svg:x1="4.179cm" svg:y1="2.663cm" svg:x2="4.17cm" svg:y2="2.477cm" draw:start-shape="id60" draw:start-glue-point="3" draw:end-shape="id63" draw:end-glue-point="2" svg:d="M4179 2663l-9-186" svg:viewBox="0 0 10 187">
          <text:p/>
        </draw:connector>
        <draw:connector draw:style-name="gr1" draw:text-style-name="P1" xml:id="id64" draw:id="id64" draw:layer="layout" draw:type="line" svg:x1="4.903cm" svg:y1="2.263cm" svg:x2="4.301cm" svg:y2="2.309cm" svg:d="M4903 2263l-602 46" svg:viewBox="0 0 603 47">
          <text:p/>
        </draw:connector>
        <draw:connector draw:style-name="gr1" draw:text-style-name="P1" xml:id="id65" draw:id="id65" draw:layer="layout" draw:type="line" svg:x1="4.903cm" svg:y1="2.263cm" svg:x2="4.924cm" svg:y2="2.327cm" draw:start-shape="id64" draw:start-glue-point="2" svg:d="M4903 2263l21 64" svg:viewBox="0 0 22 65">
          <text:p/>
        </draw:connector>
        <draw:connector draw:style-name="gr1" draw:text-style-name="P1" xml:id="id66" draw:id="id66" draw:layer="layout" draw:type="line" svg:x1="4.796cm" svg:y1="2.341cm" svg:x2="4.924cm" svg:y2="2.327cm" draw:end-shape="id65" draw:end-glue-point="3" svg:d="M4796 2341l128-14" svg:viewBox="0 0 129 15">
          <text:p/>
        </draw:connector>
        <draw:connector draw:style-name="gr1" draw:text-style-name="P1" xml:id="id67" draw:id="id67" draw:layer="layout" draw:type="line" svg:x1="4.713cm" svg:y1="2.373cm" svg:x2="4.796cm" svg:y2="2.341cm" draw:end-shape="id66" draw:end-glue-point="2" svg:d="M4713 2373l83-32" svg:viewBox="0 0 84 33">
          <text:p/>
        </draw:connector>
        <draw:connector draw:style-name="gr1" draw:text-style-name="P1" xml:id="id68" draw:id="id68" draw:layer="layout" draw:type="line" svg:x1="4.653cm" svg:y1="2.419cm" svg:x2="4.713cm" svg:y2="2.373cm" draw:end-shape="id67" draw:end-glue-point="2" svg:d="M4653 2419l60-46" svg:viewBox="0 0 61 47">
          <text:p/>
        </draw:connector>
        <draw:connector draw:style-name="gr1" draw:text-style-name="P1" xml:id="id69" draw:id="id69" draw:layer="layout" draw:type="line" svg:x1="4.63cm" svg:y1="2.467cm" svg:x2="4.653cm" svg:y2="2.419cm" draw:end-shape="id68" draw:end-glue-point="2" svg:d="M4630 2467l23-48" svg:viewBox="0 0 24 49">
          <text:p/>
        </draw:connector>
        <draw:connector draw:style-name="gr1" draw:text-style-name="P1" xml:id="id70" draw:id="id70" draw:layer="layout" draw:type="line" svg:x1="4.63cm" svg:y1="2.512cm" svg:x2="4.63cm" svg:y2="2.467cm" draw:end-shape="id69" draw:end-glue-point="2" svg:d="M4630 2512v-45" svg:viewBox="0 0 1 46">
          <text:p/>
        </draw:connector>
        <draw:connector draw:style-name="gr1" draw:text-style-name="P1" xml:id="id71" draw:id="id71" draw:layer="layout" draw:type="line" svg:x1="4.646cm" svg:y1="2.549cm" svg:x2="4.63cm" svg:y2="2.512cm" draw:end-shape="id70" draw:end-glue-point="2" svg:d="M4646 2549l-16-37" svg:viewBox="0 0 17 38">
          <text:p/>
        </draw:connector>
        <draw:connector draw:style-name="gr1" draw:text-style-name="P1" xml:id="id72" draw:id="id72" draw:layer="layout" draw:type="line" svg:x1="4.683cm" svg:y1="2.584cm" svg:x2="4.646cm" svg:y2="2.549cm" draw:end-shape="id71" draw:end-glue-point="2" svg:d="M4683 2584l-37-35" svg:viewBox="0 0 38 36">
          <text:p/>
        </draw:connector>
        <draw:connector draw:style-name="gr1" draw:text-style-name="P1" xml:id="id73" draw:id="id73" draw:layer="layout" draw:type="line" svg:x1="4.75cm" svg:y1="2.606cm" svg:x2="4.683cm" svg:y2="2.584cm" draw:end-shape="id72" draw:end-glue-point="2" svg:d="M4750 2606l-67-22" svg:viewBox="0 0 68 23">
          <text:p/>
        </draw:connector>
        <draw:connector draw:style-name="gr1" draw:text-style-name="P1" xml:id="id74" draw:id="id74" draw:layer="layout" draw:type="line" svg:x1="4.893cm" svg:y1="2.623cm" svg:x2="4.75cm" svg:y2="2.606cm" draw:end-shape="id73" draw:end-glue-point="2" svg:d="M4893 2623l-143-17" svg:viewBox="0 0 144 18">
          <text:p/>
        </draw:connector>
        <draw:connector draw:style-name="gr1" draw:text-style-name="P1" xml:id="id75" draw:id="id75" draw:layer="layout" draw:type="line" svg:x1="4.922cm" svg:y1="2.705cm" svg:x2="4.893cm" svg:y2="2.623cm" draw:end-shape="id74" draw:end-glue-point="2" svg:d="M4922 2705l-29-82" svg:viewBox="0 0 30 83">
          <text:p/>
        </draw:connector>
        <draw:connector draw:style-name="gr1" draw:text-style-name="P1" xml:id="id76" draw:id="id76" draw:layer="layout" draw:type="line" svg:x1="4.828cm" svg:y1="2.703cm" svg:x2="4.922cm" svg:y2="2.705cm" draw:end-shape="id75" draw:end-glue-point="2" svg:d="M4828 2703l94 2" svg:viewBox="0 0 95 3">
          <text:p/>
        </draw:connector>
        <draw:connector draw:style-name="gr1" draw:text-style-name="P1" xml:id="id77" draw:id="id77" draw:layer="layout" draw:type="line" svg:x1="4.709cm" svg:y1="2.687cm" svg:x2="4.828cm" svg:y2="2.703cm" draw:end-shape="id76" draw:end-glue-point="2" svg:d="M4709 2687l119 16" svg:viewBox="0 0 120 17">
          <text:p/>
        </draw:connector>
        <draw:connector draw:style-name="gr1" draw:text-style-name="P1" xml:id="id78" draw:id="id78" draw:layer="layout" draw:type="line" svg:x1="4.601cm" svg:y1="2.64cm" svg:x2="4.709cm" svg:y2="2.687cm" draw:end-shape="id77" draw:end-glue-point="2" svg:d="M4601 2640l108 47" svg:viewBox="0 0 109 48">
          <text:p/>
        </draw:connector>
        <draw:connector draw:style-name="gr1" draw:text-style-name="P1" xml:id="id79" draw:id="id79" draw:layer="layout" draw:type="line" svg:x1="4.542cm" svg:y1="2.584cm" svg:x2="4.601cm" svg:y2="2.64cm" draw:end-shape="id78" draw:end-glue-point="2" svg:d="M4542 2584l59 56" svg:viewBox="0 0 60 57">
          <text:p/>
        </draw:connector>
        <draw:connector draw:style-name="gr1" draw:text-style-name="P1" xml:id="id80" draw:id="id80" draw:layer="layout" draw:type="line" svg:x1="4.518cm" svg:y1="2.516cm" svg:x2="4.542cm" svg:y2="2.584cm" draw:end-shape="id79" draw:end-glue-point="2" svg:d="M4518 2516l24 68" svg:viewBox="0 0 25 69">
          <text:p/>
        </draw:connector>
        <draw:connector draw:style-name="gr1" draw:text-style-name="P1" xml:id="id81" draw:id="id81" draw:layer="layout" draw:type="line" svg:x1="4.525cm" svg:y1="2.43cm" svg:x2="4.518cm" svg:y2="2.516cm" draw:end-shape="id80" draw:end-glue-point="2" svg:d="M4525 2430l-7 86" svg:viewBox="0 0 8 87">
          <text:p/>
        </draw:connector>
        <draw:connector draw:style-name="gr1" draw:text-style-name="P1" xml:id="id82" draw:id="id82" draw:layer="layout" draw:type="line" svg:x1="4.555cm" svg:y1="2.38cm" svg:x2="4.525cm" svg:y2="2.43cm" draw:end-shape="id81" draw:end-glue-point="2" svg:d="M4555 2380l-30 50" svg:viewBox="0 0 31 51">
          <text:p/>
        </draw:connector>
        <draw:connector draw:style-name="gr1" draw:text-style-name="P1" xml:id="id83" draw:id="id83" draw:layer="layout" draw:type="line" svg:x1="4.593cm" svg:y1="2.351cm" svg:x2="4.555cm" svg:y2="2.38cm" draw:end-shape="id82" draw:end-glue-point="2" svg:d="M4593 2351l-38 29" svg:viewBox="0 0 39 30">
          <text:p/>
        </draw:connector>
        <draw:connector draw:style-name="gr1" draw:text-style-name="P1" xml:id="id84" draw:id="id84" draw:layer="layout" draw:type="line" svg:x1="4.593cm" svg:y1="2.351cm" svg:x2="4.323cm" svg:y2="2.379cm" draw:start-shape="id83" draw:start-glue-point="2" svg:d="M4593 2351l-270 28" svg:viewBox="0 0 271 29">
          <text:p/>
        </draw:connector>
        <draw:connector draw:style-name="gr1" draw:text-style-name="P1" draw:layer="layout" draw:type="line" svg:x1="4.323cm" svg:y1="2.379cm" svg:x2="4.301cm" svg:y2="2.309cm" draw:start-shape="id84" draw:start-glue-point="3" draw:end-shape="id64" draw:end-glue-point="3" svg:d="M4323 2379l-22-70" svg:viewBox="0 0 23 71">
          <text:p/>
        </draw:connector>
        <draw:connector draw:style-name="gr1" draw:text-style-name="P1" xml:id="id85" draw:id="id85" draw:layer="layout" draw:type="line" svg:x1="4.849cm" svg:y1="2.497cm" svg:x2="4.742cm" svg:y2="2.411cm" svg:d="M4849 2497l-107-86" svg:viewBox="0 0 108 87">
          <text:p/>
        </draw:connector>
        <draw:connector draw:style-name="gr1" draw:text-style-name="P1" xml:id="id86" draw:id="id86" draw:layer="layout" draw:type="line" svg:x1="4.91cm" svg:y1="2.461cm" svg:x2="4.849cm" svg:y2="2.497cm" draw:end-shape="id85" draw:end-glue-point="2" svg:d="M4910 2461l-61 36" svg:viewBox="0 0 62 37">
          <text:p/>
        </draw:connector>
        <draw:connector draw:style-name="gr1" draw:text-style-name="P1" xml:id="id87" draw:id="id87" draw:layer="layout" draw:type="line" svg:x1="4.803cm" svg:y1="2.377cm" svg:x2="4.91cm" svg:y2="2.461cm" draw:end-shape="id86" draw:end-glue-point="2" svg:d="M4803 2377l107 84" svg:viewBox="0 0 108 85">
          <text:p/>
        </draw:connector>
        <draw:connector draw:style-name="gr1" draw:text-style-name="P1" draw:layer="layout" draw:type="line" svg:x1="4.803cm" svg:y1="2.377cm" svg:x2="4.742cm" svg:y2="2.411cm" draw:start-shape="id87" draw:start-glue-point="2" draw:end-shape="id85" draw:end-glue-point="3" svg:d="M4803 2377l-61 34" svg:viewBox="0 0 62 35">
          <text:p/>
        </draw:connector>
        <draw:connector draw:style-name="gr1" draw:text-style-name="P1" xml:id="id88" draw:id="id88" draw:layer="layout" draw:type="line" svg:x1="4.874cm" svg:y1="2.338cm" svg:x2="4.82cm" svg:y2="2.374cm" svg:d="M4874 2338l-54 36" svg:viewBox="0 0 55 37">
          <text:p/>
        </draw:connector>
        <draw:connector draw:style-name="gr1" draw:text-style-name="P1" xml:id="id89" draw:id="id89" draw:layer="layout" draw:type="line" svg:x1="4.983cm" svg:y1="2.417cm" svg:x2="4.874cm" svg:y2="2.338cm" draw:end-shape="id88" draw:end-glue-point="2" svg:d="M4983 2417l-109-79" svg:viewBox="0 0 110 80">
          <text:p/>
        </draw:connector>
        <draw:connector draw:style-name="gr1" draw:text-style-name="P1" xml:id="id90" draw:id="id90" draw:layer="layout" draw:type="line" svg:x1="4.925cm" svg:y1="2.454cm" svg:x2="4.983cm" svg:y2="2.417cm" draw:end-shape="id89" draw:end-glue-point="2" svg:d="M4925 2454l58-37" svg:viewBox="0 0 59 38">
          <text:p/>
        </draw:connector>
        <draw:connector draw:style-name="gr1" draw:text-style-name="P1" draw:layer="layout" draw:type="line" svg:x1="4.82cm" svg:y1="2.374cm" svg:x2="4.925cm" svg:y2="2.454cm" draw:start-shape="id88" draw:start-glue-point="3" draw:end-shape="id90" draw:end-glue-point="2" svg:d="M4820 2374l105 80" svg:viewBox="0 0 106 81">
          <text:p/>
        </draw:connector>
        <draw:connector draw:style-name="gr1" draw:text-style-name="P1" xml:id="id91" draw:id="id91" draw:layer="layout" draw:type="line" svg:x1="2.466cm" svg:y1="2.819cm" svg:x2="2.748cm" svg:y2="2.818cm" svg:d="M2466 2819l282-1" svg:viewBox="0 0 283 2">
          <text:p/>
        </draw:connector>
        <draw:connector draw:style-name="gr1" draw:text-style-name="P1" xml:id="id92" draw:id="id92" draw:layer="layout" draw:type="line" svg:x1="2.748cm" svg:y1="2.818cm" svg:x2="2.85cm" svg:y2="2.839cm" draw:start-shape="id91" draw:start-glue-point="3" svg:d="M2748 2818l102 21" svg:viewBox="0 0 103 22">
          <text:p/>
        </draw:connector>
        <draw:connector draw:style-name="gr1" draw:text-style-name="P1" xml:id="id93" draw:id="id93" draw:layer="layout" draw:type="line" svg:x1="2.85cm" svg:y1="2.839cm" svg:x2="2.909cm" svg:y2="2.884cm" draw:start-shape="id92" draw:start-glue-point="3" svg:d="M2850 2839l59 45" svg:viewBox="0 0 60 46">
          <text:p/>
        </draw:connector>
        <draw:connector draw:style-name="gr1" draw:text-style-name="P1" xml:id="id94" draw:id="id94" draw:layer="layout" draw:type="line" svg:x1="2.909cm" svg:y1="2.884cm" svg:x2="2.927cm" svg:y2="2.925cm" draw:start-shape="id93" draw:start-glue-point="3" svg:d="M2909 2884l18 41" svg:viewBox="0 0 19 42">
          <text:p/>
        </draw:connector>
        <draw:connector draw:style-name="gr1" draw:text-style-name="P1" xml:id="id95" draw:id="id95" draw:layer="layout" draw:type="line" svg:x1="2.927cm" svg:y1="2.925cm" svg:x2="2.922cm" svg:y2="2.99cm" draw:start-shape="id94" draw:start-glue-point="3" svg:d="M2927 2925l-5 65" svg:viewBox="0 0 6 66">
          <text:p/>
        </draw:connector>
        <draw:connector draw:style-name="gr1" draw:text-style-name="P1" xml:id="id96" draw:id="id96" draw:layer="layout" draw:type="line" svg:x1="2.922cm" svg:y1="2.99cm" svg:x2="2.901cm" svg:y2="3.034cm" draw:start-shape="id95" draw:start-glue-point="3" svg:d="M2922 2990l-21 44" svg:viewBox="0 0 22 45">
          <text:p/>
        </draw:connector>
        <draw:connector draw:style-name="gr1" draw:text-style-name="P1" xml:id="id97" draw:id="id97" draw:layer="layout" draw:type="line" svg:x1="2.901cm" svg:y1="3.034cm" svg:x2="2.85cm" svg:y2="3.079cm" draw:start-shape="id96" draw:start-glue-point="3" svg:d="M2901 3034l-51 45" svg:viewBox="0 0 52 46">
          <text:p/>
        </draw:connector>
        <draw:connector draw:style-name="gr1" draw:text-style-name="P1" xml:id="id98" draw:id="id98" draw:layer="layout" draw:type="line" svg:x1="2.747cm" svg:y1="3.115cm" svg:x2="2.85cm" svg:y2="3.079cm" draw:end-shape="id97" draw:end-glue-point="3" svg:d="M2747 3115l103-36" svg:viewBox="0 0 104 37">
          <text:p/>
        </draw:connector>
        <draw:connector draw:style-name="gr1" draw:text-style-name="P1" xml:id="id99" draw:id="id99" draw:layer="layout" draw:type="line" svg:x1="2.529cm" svg:y1="3.119cm" svg:x2="2.747cm" svg:y2="3.115cm" draw:end-shape="id98" draw:end-glue-point="2" svg:d="M2529 3119l218-4" svg:viewBox="0 0 219 5">
          <text:p/>
        </draw:connector>
        <draw:connector draw:style-name="gr1" draw:text-style-name="P1" xml:id="id100" draw:id="id100" draw:layer="layout" draw:type="line" svg:x1="2.499cm" svg:y1="3.322cm" svg:x2="2.529cm" svg:y2="3.119cm" draw:end-shape="id99" draw:end-glue-point="2" svg:d="M2499 3322l30-203" svg:viewBox="0 0 31 204">
          <text:p/>
        </draw:connector>
        <draw:connector draw:style-name="gr1" draw:text-style-name="P1" xml:id="id101" draw:id="id101" draw:layer="layout" draw:type="line" svg:x1="2.371cm" svg:y1="3.322cm" svg:x2="2.499cm" svg:y2="3.322cm" draw:end-shape="id100" draw:end-glue-point="2" svg:d="M2371 3322h128" svg:viewBox="0 0 129 1">
          <text:p/>
        </draw:connector>
        <draw:connector draw:style-name="gr1" draw:text-style-name="P1" draw:layer="layout" draw:type="line" svg:x1="2.466cm" svg:y1="2.819cm" svg:x2="2.371cm" svg:y2="3.322cm" draw:start-shape="id91" draw:start-glue-point="2" draw:end-shape="id101" draw:end-glue-point="2" svg:d="M2466 2819l-95 503" svg:viewBox="0 0 96 504">
          <text:p/>
        </draw:connector>
        <draw:connector draw:style-name="gr1" draw:text-style-name="P1" xml:id="id102" draw:id="id102" draw:layer="layout" draw:type="line" svg:x1="2.564cm" svg:y1="2.898cm" svg:x2="2.545cm" svg:y2="3.025cm" svg:d="M2564 2898l-19 127" svg:viewBox="0 0 20 128">
          <text:p/>
        </draw:connector>
        <draw:connector draw:style-name="gr1" draw:text-style-name="P1" xml:id="id103" draw:id="id103" draw:layer="layout" draw:type="line" svg:x1="2.564cm" svg:y1="2.898cm" svg:x2="2.728cm" svg:y2="2.901cm" draw:start-shape="id102" draw:start-glue-point="2" svg:d="M2564 2898l164 3" svg:viewBox="0 0 165 4">
          <text:p/>
        </draw:connector>
        <draw:connector draw:style-name="gr1" draw:text-style-name="P1" xml:id="id104" draw:id="id104" draw:layer="layout" draw:type="line" svg:x1="2.728cm" svg:y1="2.901cm" svg:x2="2.777cm" svg:y2="2.911cm" draw:start-shape="id103" draw:start-glue-point="3" svg:d="M2728 2901l49 10" svg:viewBox="0 0 50 11">
          <text:p/>
        </draw:connector>
        <draw:connector draw:style-name="gr1" draw:text-style-name="P1" xml:id="id105" draw:id="id105" draw:layer="layout" draw:type="line" svg:x1="2.777cm" svg:y1="2.911cm" svg:x2="2.8cm" svg:y2="2.93cm" draw:start-shape="id104" draw:start-glue-point="3" svg:d="M2777 2911l23 19" svg:viewBox="0 0 24 20">
          <text:p/>
        </draw:connector>
        <draw:connector draw:style-name="gr1" draw:text-style-name="P1" xml:id="id106" draw:id="id106" draw:layer="layout" draw:type="line" svg:x1="2.8cm" svg:y1="2.93cm" svg:x2="2.808cm" svg:y2="2.947cm" draw:start-shape="id105" draw:start-glue-point="3" svg:d="M2800 2930l8 17" svg:viewBox="0 0 9 18">
          <text:p/>
        </draw:connector>
        <draw:connector draw:style-name="gr1" draw:text-style-name="P1" xml:id="id107" draw:id="id107" draw:layer="layout" draw:type="line" svg:x1="2.808cm" svg:y1="2.947cm" svg:x2="2.807cm" svg:y2="2.972cm" draw:start-shape="id106" draw:start-glue-point="3" svg:d="M2808 2947l-1 25" svg:viewBox="0 0 2 26">
          <text:p/>
        </draw:connector>
        <draw:connector draw:style-name="gr1" draw:text-style-name="P1" xml:id="id108" draw:id="id108" draw:layer="layout" draw:type="line" svg:x1="2.807cm" svg:y1="2.972cm" svg:x2="2.793cm" svg:y2="2.992cm" draw:start-shape="id107" draw:start-glue-point="3" svg:d="M2807 2972l-14 20" svg:viewBox="0 0 15 21">
          <text:p/>
        </draw:connector>
        <draw:connector draw:style-name="gr1" draw:text-style-name="P1" xml:id="id109" draw:id="id109" draw:layer="layout" draw:type="line" svg:x1="2.793cm" svg:y1="2.992cm" svg:x2="2.761cm" svg:y2="3.013cm" draw:start-shape="id108" draw:start-glue-point="3" svg:d="M2793 2992l-32 21" svg:viewBox="0 0 33 22">
          <text:p/>
        </draw:connector>
        <draw:connector draw:style-name="gr1" draw:text-style-name="P1" xml:id="id110" draw:id="id110" draw:layer="layout" draw:type="line" svg:x1="2.761cm" svg:y1="3.013cm" svg:x2="2.723cm" svg:y2="3.022cm" draw:start-shape="id109" draw:start-glue-point="3" svg:d="M2761 3013l-38 9" svg:viewBox="0 0 39 10">
          <text:p/>
        </draw:connector>
        <draw:connector draw:style-name="gr1" draw:text-style-name="P1" draw:layer="layout" draw:type="line" svg:x1="2.723cm" svg:y1="3.022cm" svg:x2="2.545cm" svg:y2="3.025cm" draw:start-shape="id110" draw:start-glue-point="3" draw:end-shape="id102" draw:end-glue-point="3" svg:d="M2723 3022l-178 3" svg:viewBox="0 0 179 4">
          <text:p/>
        </draw:connector>
        <draw:connector draw:style-name="gr1" draw:text-style-name="P1" xml:id="id111" draw:id="id111" draw:layer="layout" draw:type="line" svg:x1="2.991cm" svg:y1="2.818cm" svg:x2="2.936cm" svg:y2="3.321cm" svg:d="M2991 2818l-55 503" svg:viewBox="0 0 56 504">
          <text:p/>
        </draw:connector>
        <draw:connector draw:style-name="gr1" draw:text-style-name="P1" xml:id="id112" draw:id="id112" draw:layer="layout" draw:type="line" svg:x1="2.991cm" svg:y1="2.818cm" svg:x2="3.23cm" svg:y2="2.817cm" draw:start-shape="id111" draw:start-glue-point="2" svg:d="M2991 2818l239-1" svg:viewBox="0 0 240 2">
          <text:p/>
        </draw:connector>
        <draw:connector draw:style-name="gr1" draw:text-style-name="P1" xml:id="id113" draw:id="id113" draw:layer="layout" draw:type="line" svg:x1="3.23cm" svg:y1="2.817cm" svg:x2="3.347cm" svg:y2="2.833cm" draw:start-shape="id112" draw:start-glue-point="3" svg:d="M3230 2817l117 16" svg:viewBox="0 0 118 17">
          <text:p/>
        </draw:connector>
        <draw:connector draw:style-name="gr1" draw:text-style-name="P1" xml:id="id114" draw:id="id114" draw:layer="layout" draw:type="line" svg:x1="3.347cm" svg:y1="2.833cm" svg:x2="3.421cm" svg:y2="2.873cm" draw:start-shape="id113" draw:start-glue-point="3" svg:d="M3347 2833l74 40" svg:viewBox="0 0 75 41">
          <text:p/>
        </draw:connector>
        <draw:connector draw:style-name="gr1" draw:text-style-name="P1" xml:id="id115" draw:id="id115" draw:layer="layout" draw:type="line" svg:x1="3.421cm" svg:y1="2.873cm" svg:x2="3.474cm" svg:y2="2.925cm" draw:start-shape="id114" draw:start-glue-point="3" svg:d="M3421 2873l53 52" svg:viewBox="0 0 54 53">
          <text:p/>
        </draw:connector>
        <draw:connector draw:style-name="gr1" draw:text-style-name="P1" xml:id="id116" draw:id="id116" draw:layer="layout" draw:type="line" svg:x1="3.474cm" svg:y1="2.925cm" svg:x2="3.502cm" svg:y2="2.98cm" draw:start-shape="id115" draw:start-glue-point="3" svg:d="M3474 2925l28 55" svg:viewBox="0 0 29 56">
          <text:p/>
        </draw:connector>
        <draw:connector draw:style-name="gr1" draw:text-style-name="P1" xml:id="id117" draw:id="id117" draw:layer="layout" draw:type="line" svg:x1="3.502cm" svg:y1="2.98cm" svg:x2="3.508cm" svg:y2="3.025cm" draw:start-shape="id116" draw:start-glue-point="3" svg:d="M3502 2980l6 45" svg:viewBox="0 0 7 46">
          <text:p/>
        </draw:connector>
        <draw:connector draw:style-name="gr1" draw:text-style-name="P1" xml:id="id118" draw:id="id118" draw:layer="layout" draw:type="line" svg:x1="3.508cm" svg:y1="3.025cm" svg:x2="3.507cm" svg:y2="3.095cm" draw:start-shape="id117" draw:start-glue-point="3" svg:d="M3508 3025l-1 70" svg:viewBox="0 0 2 71">
          <text:p/>
        </draw:connector>
        <draw:connector draw:style-name="gr1" draw:text-style-name="P1" xml:id="id119" draw:id="id119" draw:layer="layout" draw:type="line" svg:x1="3.507cm" svg:y1="3.095cm" svg:x2="3.481cm" svg:y2="3.17cm" draw:start-shape="id118" draw:start-glue-point="3" svg:d="M3507 3095l-26 75" svg:viewBox="0 0 27 76">
          <text:p/>
        </draw:connector>
        <draw:connector draw:style-name="gr1" draw:text-style-name="P1" xml:id="id120" draw:id="id120" draw:layer="layout" draw:type="line" svg:x1="3.481cm" svg:y1="3.17cm" svg:x2="3.426cm" svg:y2="3.234cm" draw:start-shape="id119" draw:start-glue-point="3" svg:d="M3481 3170l-55 64" svg:viewBox="0 0 56 65">
          <text:p/>
        </draw:connector>
        <draw:connector draw:style-name="gr1" draw:text-style-name="P1" xml:id="id121" draw:id="id121" draw:layer="layout" draw:type="line" svg:x1="3.426cm" svg:y1="3.234cm" svg:x2="3.362cm" svg:y2="3.278cm" draw:start-shape="id120" draw:start-glue-point="3" svg:d="M3426 3234l-64 44" svg:viewBox="0 0 65 45">
          <text:p/>
        </draw:connector>
        <draw:connector draw:style-name="gr1" draw:text-style-name="P1" xml:id="id122" draw:id="id122" draw:layer="layout" draw:type="line" svg:x1="3.362cm" svg:y1="3.278cm" svg:x2="3.238cm" svg:y2="3.319cm" draw:start-shape="id121" draw:start-glue-point="3" svg:d="M3362 3278l-124 41" svg:viewBox="0 0 125 42">
          <text:p/>
        </draw:connector>
        <draw:connector draw:style-name="gr1" draw:text-style-name="P1" draw:layer="layout" draw:type="line" svg:x1="3.238cm" svg:y1="3.319cm" svg:x2="2.936cm" svg:y2="3.321cm" draw:start-shape="id122" draw:start-glue-point="3" draw:end-shape="id111" draw:end-glue-point="3" svg:d="M3238 3319l-302 2" svg:viewBox="0 0 303 3">
          <text:p/>
        </draw:connector>
        <draw:connector draw:style-name="gr1" draw:text-style-name="P1" xml:id="id123" draw:id="id123" draw:layer="layout" draw:type="line" svg:x1="3.096cm" svg:y1="2.9cm" svg:x2="3.067cm" svg:y2="3.226cm" svg:d="M3096 2900l-29 326" svg:viewBox="0 0 30 327">
          <text:p/>
        </draw:connector>
        <draw:connector draw:style-name="gr1" draw:text-style-name="P1" xml:id="id124" draw:id="id124" draw:layer="layout" draw:type="line" svg:x1="3.096cm" svg:y1="2.9cm" svg:x2="3.23cm" svg:y2="2.901cm" draw:start-shape="id123" draw:start-glue-point="2" svg:d="M3096 2900l134 1" svg:viewBox="0 0 135 2">
          <text:p/>
        </draw:connector>
        <draw:connector draw:style-name="gr1" draw:text-style-name="P1" xml:id="id125" draw:id="id125" draw:layer="layout" draw:type="line" svg:x1="3.23cm" svg:y1="2.901cm" svg:x2="3.297cm" svg:y2="2.918cm" draw:start-shape="id124" draw:start-glue-point="3" svg:d="M3230 2901l67 17" svg:viewBox="0 0 68 18">
          <text:p/>
        </draw:connector>
        <draw:connector draw:style-name="gr1" draw:text-style-name="P1" xml:id="id126" draw:id="id126" draw:layer="layout" draw:type="line" svg:x1="3.297cm" svg:y1="2.918cm" svg:x2="3.345cm" svg:y2="2.944cm" draw:start-shape="id125" draw:start-glue-point="3" svg:d="M3297 2918l48 26" svg:viewBox="0 0 49 27">
          <text:p/>
        </draw:connector>
        <draw:connector draw:style-name="gr1" draw:text-style-name="P1" xml:id="id127" draw:id="id127" draw:layer="layout" draw:type="line" svg:x1="3.345cm" svg:y1="2.944cm" svg:x2="3.375cm" svg:y2="2.988cm" draw:start-shape="id126" draw:start-glue-point="3" svg:d="M3345 2944l30 44" svg:viewBox="0 0 31 45">
          <text:p/>
        </draw:connector>
        <draw:connector draw:style-name="gr1" draw:text-style-name="P1" xml:id="id128" draw:id="id128" draw:layer="layout" draw:type="line" svg:x1="3.375cm" svg:y1="2.988cm" svg:x2="3.386cm" svg:y2="3.034cm" draw:start-shape="id127" draw:start-glue-point="3" svg:d="M3375 2988l11 46" svg:viewBox="0 0 12 47">
          <text:p/>
        </draw:connector>
        <draw:connector draw:style-name="gr1" draw:text-style-name="P1" xml:id="id129" draw:id="id129" draw:layer="layout" draw:type="line" svg:x1="3.386cm" svg:y1="3.034cm" svg:x2="3.384cm" svg:y2="3.083cm" draw:start-shape="id128" draw:start-glue-point="3" svg:d="M3386 3034l-2 49" svg:viewBox="0 0 3 50">
          <text:p/>
        </draw:connector>
        <draw:connector draw:style-name="gr1" draw:text-style-name="P1" xml:id="id130" draw:id="id130" draw:layer="layout" draw:type="line" svg:x1="3.384cm" svg:y1="3.083cm" svg:x2="3.37cm" svg:y2="3.127cm" draw:start-shape="id129" draw:start-glue-point="3" svg:d="M3384 3083l-14 44" svg:viewBox="0 0 15 45">
          <text:p/>
        </draw:connector>
        <draw:connector draw:style-name="gr1" draw:text-style-name="P1" xml:id="id131" draw:id="id131" draw:layer="layout" draw:type="line" svg:x1="3.37cm" svg:y1="3.127cm" svg:x2="3.341cm" svg:y2="3.165cm" draw:start-shape="id130" draw:start-glue-point="3" svg:d="M3370 3127l-29 38" svg:viewBox="0 0 30 39">
          <text:p/>
        </draw:connector>
        <draw:connector draw:style-name="gr1" draw:text-style-name="P1" xml:id="id132" draw:id="id132" draw:layer="layout" draw:type="line" svg:x1="3.341cm" svg:y1="3.165cm" svg:x2="3.29cm" svg:y2="3.197cm" draw:start-shape="id131" draw:start-glue-point="3" svg:d="M3341 3165l-51 32" svg:viewBox="0 0 52 33">
          <text:p/>
        </draw:connector>
        <draw:connector draw:style-name="gr1" draw:text-style-name="P1" xml:id="id133" draw:id="id133" draw:layer="layout" draw:type="line" svg:x1="3.29cm" svg:y1="3.197cm" svg:x2="3.198cm" svg:y2="3.223cm" draw:start-shape="id132" draw:start-glue-point="3" svg:d="M3290 3197l-92 26" svg:viewBox="0 0 93 27">
          <text:p/>
        </draw:connector>
        <draw:connector draw:style-name="gr1" draw:text-style-name="P1" draw:layer="layout" draw:type="line" svg:x1="3.198cm" svg:y1="3.223cm" svg:x2="3.067cm" svg:y2="3.226cm" draw:start-shape="id133" draw:start-glue-point="3" draw:end-shape="id123" draw:end-glue-point="3" svg:d="M3198 3223l-131 3" svg:viewBox="0 0 132 4">
          <text:p/>
        </draw:connector>
        <draw:connector draw:style-name="gr1" draw:text-style-name="P1" xml:id="id134" draw:id="id134" draw:layer="layout" draw:type="line" svg:x1="3.557cm" svg:y1="2.817cm" svg:x2="3.545cm" svg:y2="3.318cm" svg:d="M3557 2817l-12 501" svg:viewBox="0 0 13 502">
          <text:p/>
        </draw:connector>
        <draw:connector draw:style-name="gr1" draw:text-style-name="P1" xml:id="id135" draw:id="id135" draw:layer="layout" draw:type="line" svg:x1="3.833cm" svg:y1="2.817cm" svg:x2="3.557cm" svg:y2="2.817cm" draw:end-shape="id134" draw:end-glue-point="2" svg:d="M3833 2817h-276" svg:viewBox="0 0 277 1">
          <text:p/>
        </draw:connector>
        <draw:connector draw:style-name="gr1" draw:text-style-name="P1" xml:id="id136" draw:id="id136" draw:layer="layout" draw:type="line" svg:x1="3.916cm" svg:y1="2.828cm" svg:x2="3.833cm" svg:y2="2.817cm" draw:end-shape="id135" draw:end-glue-point="2" svg:d="M3916 2828l-83-11" svg:viewBox="0 0 84 12">
          <text:p/>
        </draw:connector>
        <draw:connector draw:style-name="gr1" draw:text-style-name="P1" xml:id="id137" draw:id="id137" draw:layer="layout" draw:type="line" svg:x1="3.977cm" svg:y1="2.85cm" svg:x2="3.916cm" svg:y2="2.828cm" draw:end-shape="id136" draw:end-glue-point="2" svg:d="M3977 2850l-61-22" svg:viewBox="0 0 62 23">
          <text:p/>
        </draw:connector>
        <draw:connector draw:style-name="gr1" draw:text-style-name="P1" xml:id="id138" draw:id="id138" draw:layer="layout" draw:type="line" svg:x1="4.013cm" svg:y1="2.884cm" svg:x2="3.977cm" svg:y2="2.85cm" draw:end-shape="id137" draw:end-glue-point="2" svg:d="M4013 2884l-36-34" svg:viewBox="0 0 37 35">
          <text:p/>
        </draw:connector>
        <draw:connector draw:style-name="gr1" draw:text-style-name="P1" xml:id="id139" draw:id="id139" draw:layer="layout" draw:type="line" svg:x1="4.04cm" svg:y1="2.932cm" svg:x2="4.013cm" svg:y2="2.884cm" draw:end-shape="id138" draw:end-glue-point="2" svg:d="M4040 2932l-27-48" svg:viewBox="0 0 28 49">
          <text:p/>
        </draw:connector>
        <draw:connector draw:style-name="gr1" draw:text-style-name="P1" xml:id="id140" draw:id="id140" draw:layer="layout" draw:type="line" svg:x1="4.041cm" svg:y1="2.986cm" svg:x2="4.04cm" svg:y2="2.932cm" draw:end-shape="id139" draw:end-glue-point="2" svg:d="M4041 2986l-1-54" svg:viewBox="0 0 2 55">
          <text:p/>
        </draw:connector>
        <draw:connector draw:style-name="gr1" draw:text-style-name="P1" xml:id="id141" draw:id="id141" draw:layer="layout" draw:type="line" svg:x1="4.03cm" svg:y1="3.034cm" svg:x2="4.041cm" svg:y2="2.986cm" draw:end-shape="id140" draw:end-glue-point="2" svg:d="M4030 3034l11-48" svg:viewBox="0 0 12 49">
          <text:p/>
        </draw:connector>
        <draw:connector draw:style-name="gr1" draw:text-style-name="P1" xml:id="id142" draw:id="id142" draw:layer="layout" draw:type="line" svg:x1="3.995cm" svg:y1="3.069cm" svg:x2="4.03cm" svg:y2="3.034cm" draw:end-shape="id141" draw:end-glue-point="2" svg:d="M3995 3069l35-35" svg:viewBox="0 0 36 36">
          <text:p/>
        </draw:connector>
        <draw:connector draw:style-name="gr1" draw:text-style-name="P1" xml:id="id143" draw:id="id143" draw:layer="layout" draw:type="line" svg:x1="3.93cm" svg:y1="3.104cm" svg:x2="3.995cm" svg:y2="3.069cm" draw:end-shape="id142" draw:end-glue-point="2" svg:d="M3930 3104l65-35" svg:viewBox="0 0 66 36">
          <text:p/>
        </draw:connector>
        <draw:connector draw:style-name="gr1" draw:text-style-name="P1" xml:id="id144" draw:id="id144" draw:layer="layout" draw:type="line" svg:x1="3.87cm" svg:y1="3.115cm" svg:x2="3.93cm" svg:y2="3.104cm" draw:end-shape="id143" draw:end-glue-point="2" svg:d="M3870 3115l60-11" svg:viewBox="0 0 61 12">
          <text:p/>
        </draw:connector>
        <draw:connector draw:style-name="gr1" draw:text-style-name="P1" xml:id="id145" draw:id="id145" draw:layer="layout" draw:type="line" svg:x1="3.669cm" svg:y1="3.115cm" svg:x2="3.87cm" svg:y2="3.115cm" draw:end-shape="id144" draw:end-glue-point="2" svg:d="M3669 3115h201" svg:viewBox="0 0 202 1">
          <text:p/>
        </draw:connector>
        <draw:connector draw:style-name="gr1" draw:text-style-name="P1" xml:id="id146" draw:id="id146" draw:layer="layout" draw:type="line" svg:x1="3.668cm" svg:y1="3.316cm" svg:x2="3.669cm" svg:y2="3.115cm" draw:end-shape="id145" draw:end-glue-point="2" svg:d="M3668 3316l1-201" svg:viewBox="0 0 2 202">
          <text:p/>
        </draw:connector>
        <draw:connector draw:style-name="gr1" draw:text-style-name="P1" draw:layer="layout" draw:type="line" svg:x1="3.545cm" svg:y1="3.318cm" svg:x2="3.668cm" svg:y2="3.316cm" draw:start-shape="id134" draw:start-glue-point="3" draw:end-shape="id146" draw:end-glue-point="2" svg:d="M3545 3318l123-2" svg:viewBox="0 0 124 3">
          <text:p/>
        </draw:connector>
        <draw:connector draw:style-name="gr1" draw:text-style-name="P1" xml:id="id147" draw:id="id147" draw:layer="layout" draw:type="line" svg:x1="3.671cm" svg:y1="2.902cm" svg:x2="3.669cm" svg:y2="3.028cm" svg:d="M3671 2902l-2 126" svg:viewBox="0 0 3 127">
          <text:p/>
        </draw:connector>
        <draw:connector draw:style-name="gr1" draw:text-style-name="P1" xml:id="id148" draw:id="id148" draw:layer="layout" draw:type="line" svg:x1="3.671cm" svg:y1="2.902cm" svg:x2="3.821cm" svg:y2="2.902cm" draw:start-shape="id147" draw:start-glue-point="2" svg:d="M3671 2902h150" svg:viewBox="0 0 151 1">
          <text:p/>
        </draw:connector>
        <draw:connector draw:style-name="gr1" draw:text-style-name="P1" xml:id="id149" draw:id="id149" draw:layer="layout" draw:type="line" svg:x1="3.821cm" svg:y1="2.902cm" svg:x2="3.876cm" svg:y2="2.909cm" draw:start-shape="id148" draw:start-glue-point="3" svg:d="M3821 2902l55 7" svg:viewBox="0 0 56 8">
          <text:p/>
        </draw:connector>
        <draw:connector draw:style-name="gr1" draw:text-style-name="P1" xml:id="id150" draw:id="id150" draw:layer="layout" draw:type="line" svg:x1="3.876cm" svg:y1="2.909cm" svg:x2="3.907cm" svg:y2="2.928cm" draw:start-shape="id149" draw:start-glue-point="3" svg:d="M3876 2909l31 19" svg:viewBox="0 0 32 20">
          <text:p/>
        </draw:connector>
        <draw:connector draw:style-name="gr1" draw:text-style-name="P1" xml:id="id151" draw:id="id151" draw:layer="layout" draw:type="line" svg:x1="3.907cm" svg:y1="2.928cm" svg:x2="3.921cm" svg:y2="2.953cm" draw:start-shape="id150" draw:start-glue-point="3" svg:d="M3907 2928l14 25" svg:viewBox="0 0 15 26">
          <text:p/>
        </draw:connector>
        <draw:connector draw:style-name="gr1" draw:text-style-name="P1" xml:id="id152" draw:id="id152" draw:layer="layout" draw:type="line" svg:x1="3.921cm" svg:y1="2.953cm" svg:x2="3.915cm" svg:y2="2.989cm" draw:start-shape="id151" draw:start-glue-point="3" svg:d="M3921 2953l-6 36" svg:viewBox="0 0 7 37">
          <text:p/>
        </draw:connector>
        <draw:connector draw:style-name="gr1" draw:text-style-name="P1" xml:id="id153" draw:id="id153" draw:layer="layout" draw:type="line" svg:x1="3.915cm" svg:y1="2.989cm" svg:x2="3.884cm" svg:y2="3.014cm" draw:start-shape="id152" draw:start-glue-point="3" svg:d="M3915 2989l-31 25" svg:viewBox="0 0 32 26">
          <text:p/>
        </draw:connector>
        <draw:connector draw:style-name="gr1" draw:text-style-name="P1" xml:id="id154" draw:id="id154" draw:layer="layout" draw:type="line" svg:x1="3.884cm" svg:y1="3.014cm" svg:x2="3.844cm" svg:y2="3.026cm" draw:start-shape="id153" draw:start-glue-point="3" svg:d="M3884 3014l-40 12" svg:viewBox="0 0 41 13">
          <text:p/>
        </draw:connector>
        <draw:connector draw:style-name="gr1" draw:text-style-name="P1" draw:layer="layout" draw:type="line" svg:x1="3.844cm" svg:y1="3.026cm" svg:x2="3.669cm" svg:y2="3.028cm" draw:start-shape="id154" draw:start-glue-point="3" draw:end-shape="id147" draw:end-glue-point="3" svg:d="M3844 3026l-175 2" svg:viewBox="0 0 176 3">
          <text:p/>
        </draw:connector>
        <draw:connector draw:style-name="gr1" draw:text-style-name="P1" xml:id="id155" draw:id="id155" draw:layer="layout" draw:type="line" svg:x1="4.084cm" svg:y1="3.155cm" svg:x2="4.083cm" svg:y2="3.081cm" svg:d="M4084 3155l-1-74" svg:viewBox="0 0 2 75">
          <text:p/>
        </draw:connector>
        <draw:connector draw:style-name="gr1" draw:text-style-name="P1" xml:id="id156" draw:id="id156" draw:layer="layout" draw:type="line" svg:x1="4.083cm" svg:y1="3.081cm" svg:x2="4.565cm" svg:y2="3.078cm" draw:start-shape="id155" draw:start-glue-point="3" svg:d="M4083 3081l482-3" svg:viewBox="0 0 483 4">
          <text:p/>
        </draw:connector>
        <draw:connector draw:style-name="gr1" draw:text-style-name="P1" xml:id="id157" draw:id="id157" draw:layer="layout" draw:type="line" svg:x1="4.565cm" svg:y1="3.078cm" svg:x2="4.571cm" svg:y2="3.157cm" draw:start-shape="id156" draw:start-glue-point="3" svg:d="M4565 3078l6 79" svg:viewBox="0 0 7 80">
          <text:p/>
        </draw:connector>
        <draw:connector draw:style-name="gr1" draw:text-style-name="P1" draw:layer="layout" draw:type="line" svg:x1="4.571cm" svg:y1="3.157cm" svg:x2="4.084cm" svg:y2="3.155cm" draw:start-shape="id157" draw:start-glue-point="3" draw:end-shape="id155" draw:end-glue-point="2" svg:d="M4571 3157l-487-2" svg:viewBox="0 0 488 3">
          <text:p/>
        </draw:connector>
        <draw:connector draw:style-name="gr1" draw:text-style-name="P1" xml:id="id158" draw:id="id158" draw:layer="layout" draw:type="line" svg:x1="4.588cm" svg:y1="2.818cm" svg:x2="4.598cm" svg:y2="2.902cm" svg:d="M4588 2818l10 84" svg:viewBox="0 0 11 85">
          <text:p/>
        </draw:connector>
        <draw:connector draw:style-name="gr1" draw:text-style-name="P1" xml:id="id159" draw:id="id159" draw:layer="layout" draw:type="line" svg:x1="5.009cm" svg:y1="2.818cm" svg:x2="4.588cm" svg:y2="2.818cm" draw:end-shape="id158" draw:end-glue-point="2" svg:d="M5009 2818h-421" svg:viewBox="0 0 422 1">
          <text:p/>
        </draw:connector>
        <draw:connector draw:style-name="gr1" draw:text-style-name="P1" xml:id="id160" draw:id="id160" draw:layer="layout" draw:type="line" svg:x1="5.024cm" svg:y1="2.88cm" svg:x2="5.009cm" svg:y2="2.818cm" draw:end-shape="id159" draw:end-glue-point="2" svg:d="M5024 2880l-15-62" svg:viewBox="0 0 16 63">
          <text:p/>
        </draw:connector>
        <draw:connector draw:style-name="gr1" draw:text-style-name="P1" xml:id="id161" draw:id="id161" draw:layer="layout" draw:type="line" svg:x1="5.024cm" svg:y1="2.88cm" svg:x2="4.876cm" svg:y2="3.318cm" draw:start-shape="id160" draw:start-glue-point="2" svg:d="M5024 2880l-148 438" svg:viewBox="0 0 149 439">
          <text:p/>
        </draw:connector>
        <draw:connector draw:style-name="gr1" draw:text-style-name="P1" xml:id="id162" draw:id="id162" draw:layer="layout" draw:type="line" svg:x1="4.876cm" svg:y1="3.318cm" svg:x2="4.74cm" svg:y2="3.316cm" draw:start-shape="id161" draw:start-glue-point="3" svg:d="M4876 3318l-136-2" svg:viewBox="0 0 137 3">
          <text:p/>
        </draw:connector>
        <draw:connector draw:style-name="gr1" draw:text-style-name="P1" xml:id="id163" draw:id="id163" draw:layer="layout" draw:type="line" svg:x1="4.885cm" svg:y1="2.902cm" svg:x2="4.74cm" svg:y2="3.316cm" draw:end-shape="id162" draw:end-glue-point="3" svg:d="M4885 2902l-145 414" svg:viewBox="0 0 146 415">
          <text:p/>
        </draw:connector>
        <draw:connector draw:style-name="gr1" draw:text-style-name="P1" draw:layer="layout" draw:type="line" svg:x1="4.598cm" svg:y1="2.902cm" svg:x2="4.885cm" svg:y2="2.902cm" draw:start-shape="id158" draw:start-glue-point="3" draw:end-shape="id163" draw:end-glue-point="2" svg:d="M4598 2902h287" svg:viewBox="0 0 288 1">
          <text:p/>
        </draw:connector>
        <draw:connector draw:style-name="gr1" draw:text-style-name="P1" xml:id="id164" draw:id="id164" draw:layer="layout" draw:type="line" svg:x1="1.688cm" svg:y1="3.867cm" svg:x2="2.073cm" svg:y2="3.599cm" svg:d="M1688 3867l385-268" svg:viewBox="0 0 386 269">
          <text:p/>
        </draw:connector>
        <draw:connector draw:style-name="gr1" draw:text-style-name="P1" xml:id="id165" draw:id="id165" draw:layer="layout" draw:type="line" svg:x1="2.073cm" svg:y1="3.599cm" svg:x2="2.544cm" svg:y2="3.946cm" draw:start-shape="id164" draw:start-glue-point="3" svg:d="M2073 3599l471 347" svg:viewBox="0 0 472 348">
          <text:p/>
        </draw:connector>
        <draw:connector draw:style-name="gr1" draw:text-style-name="P1" xml:id="id166" draw:id="id166" draw:layer="layout" draw:type="line" svg:x1="2.453cm" svg:y1="4.053cm" svg:x2="2.544cm" svg:y2="3.946cm" draw:end-shape="id165" draw:end-glue-point="3" svg:d="M2453 4053l91-107" svg:viewBox="0 0 92 108">
          <text:p/>
        </draw:connector>
        <draw:connector draw:style-name="gr1" draw:text-style-name="P1" xml:id="id167" draw:id="id167" draw:layer="layout" draw:type="line" svg:x1="2.065cm" svg:y1="3.719cm" svg:x2="2.453cm" svg:y2="4.053cm" draw:end-shape="id166" draw:end-glue-point="2" svg:d="M2065 3719l388 334" svg:viewBox="0 0 389 335">
          <text:p/>
        </draw:connector>
        <draw:connector draw:style-name="gr1" draw:text-style-name="P1" xml:id="id168" draw:id="id168" draw:layer="layout" draw:type="line" svg:x1="1.745cm" svg:y1="3.962cm" svg:x2="2.065cm" svg:y2="3.719cm" draw:end-shape="id167" draw:end-glue-point="2" svg:d="M1745 3962l320-243" svg:viewBox="0 0 321 244">
          <text:p/>
        </draw:connector>
        <draw:connector draw:style-name="gr1" draw:text-style-name="P1" draw:layer="layout" draw:type="line" svg:x1="1.688cm" svg:y1="3.867cm" svg:x2="1.745cm" svg:y2="3.962cm" draw:start-shape="id164" draw:start-glue-point="2" draw:end-shape="id168" draw:end-glue-point="2" svg:d="M1688 3867l57 95" svg:viewBox="0 0 58 96">
          <text:p/>
        </draw:connector>
        <draw:connector draw:style-name="gr1" draw:text-style-name="P1" xml:id="id169" draw:id="id169" draw:layer="layout" draw:type="line" svg:x1="2.269cm" svg:y1="3.623cm" svg:x2="2.356cm" svg:y2="3.745cm" svg:d="M2269 3623l87 122" svg:viewBox="0 0 88 123">
          <text:p/>
        </draw:connector>
        <draw:connector draw:style-name="gr1" draw:text-style-name="P1" xml:id="id170" draw:id="id170" draw:layer="layout" draw:type="line" svg:x1="2.269cm" svg:y1="3.623cm" svg:x2="2.347cm" svg:y2="3.578cm" draw:start-shape="id169" draw:start-glue-point="2" svg:d="M2269 3623l78-45" svg:viewBox="0 0 79 46">
          <text:p/>
        </draw:connector>
        <draw:connector draw:style-name="gr1" draw:text-style-name="P1" xml:id="id171" draw:id="id171" draw:layer="layout" draw:type="line" svg:x1="2.439cm" svg:y1="3.692cm" svg:x2="2.347cm" svg:y2="3.578cm" draw:end-shape="id170" draw:end-glue-point="3" svg:d="M2439 3692l-92-114" svg:viewBox="0 0 93 115">
          <text:p/>
        </draw:connector>
        <draw:connector draw:style-name="gr1" draw:text-style-name="P1" draw:layer="layout" draw:type="line" svg:x1="2.356cm" svg:y1="3.745cm" svg:x2="2.439cm" svg:y2="3.692cm" draw:start-shape="id169" draw:start-glue-point="3" draw:end-shape="id171" draw:end-glue-point="2" svg:d="M2356 3745l83-53" svg:viewBox="0 0 84 54">
          <text:p/>
        </draw:connector>
        <draw:connector draw:style-name="gr1" draw:text-style-name="P1" xml:id="id172" draw:id="id172" draw:layer="layout" draw:type="line" svg:x1="2.374cm" svg:y1="3.584cm" svg:x2="2.446cm" svg:y2="3.54cm" svg:d="M2374 3584l72-44" svg:viewBox="0 0 73 45">
          <text:p/>
        </draw:connector>
        <draw:connector draw:style-name="gr1" draw:text-style-name="P1" xml:id="id173" draw:id="id173" draw:layer="layout" draw:type="line" svg:x1="2.446cm" svg:y1="3.54cm" svg:x2="2.543cm" svg:y2="3.649cm" draw:start-shape="id172" draw:start-glue-point="3" svg:d="M2446 3540l97 109" svg:viewBox="0 0 98 110">
          <text:p/>
        </draw:connector>
        <draw:connector draw:style-name="gr1" draw:text-style-name="P1" xml:id="id174" draw:id="id174" draw:layer="layout" draw:type="line" svg:x1="2.463cm" svg:y1="3.7cm" svg:x2="2.543cm" svg:y2="3.649cm" draw:end-shape="id173" draw:end-glue-point="3" svg:d="M2463 3700l80-51" svg:viewBox="0 0 81 52">
          <text:p/>
        </draw:connector>
        <draw:connector draw:style-name="gr1" draw:text-style-name="P1" draw:layer="layout" draw:type="line" svg:x1="2.463cm" svg:y1="3.7cm" svg:x2="2.374cm" svg:y2="3.584cm" draw:start-shape="id174" draw:start-glue-point="2" draw:end-shape="id172" draw:end-glue-point="2" svg:d="M2463 3700l-89-116" svg:viewBox="0 0 90 117">
          <text:p/>
        </draw:connector>
        <draw:connector draw:style-name="gr1" draw:text-style-name="P1" xml:id="id175" draw:id="id175" draw:layer="layout" draw:type="line" svg:x1="2.627cm" svg:y1="3.639cm" svg:x2="2.644cm" svg:y2="3.542cm" svg:d="M2627 3639l17-97" svg:viewBox="0 0 18 98">
          <text:p/>
        </draw:connector>
        <draw:connector draw:style-name="gr1" draw:text-style-name="P1" xml:id="id176" draw:id="id176" draw:layer="layout" draw:type="line" svg:x1="2.644cm" svg:y1="3.542cm" svg:x2="3.305cm" svg:y2="3.534cm" draw:start-shape="id175" draw:start-glue-point="3" svg:d="M2644 3542l661-8" svg:viewBox="0 0 662 9">
          <text:p/>
        </draw:connector>
        <draw:connector draw:style-name="gr1" draw:text-style-name="P1" xml:id="id177" draw:id="id177" draw:layer="layout" draw:type="line" svg:x1="3.374cm" svg:y1="3.595cm" svg:x2="3.305cm" svg:y2="3.534cm" draw:end-shape="id176" draw:end-glue-point="3" svg:d="M3374 3595l-69-61" svg:viewBox="0 0 70 62">
          <text:p/>
        </draw:connector>
        <draw:connector draw:style-name="gr1" draw:text-style-name="P1" xml:id="id178" draw:id="id178" draw:layer="layout" draw:type="line" svg:x1="3.374cm" svg:y1="3.595cm" svg:x2="3.082cm" svg:y2="3.878cm" draw:start-shape="id177" draw:start-glue-point="2" svg:d="M3374 3595l-292 283" svg:viewBox="0 0 293 284">
          <text:p/>
        </draw:connector>
        <draw:connector draw:style-name="gr1" draw:text-style-name="P1" xml:id="id179" draw:id="id179" draw:layer="layout" draw:type="line" svg:x1="3.082cm" svg:y1="3.878cm" svg:x2="3.006cm" svg:y2="3.801cm" draw:start-shape="id178" draw:start-glue-point="3" svg:d="M3082 3878l-76-77" svg:viewBox="0 0 77 78">
          <text:p/>
        </draw:connector>
        <draw:connector draw:style-name="gr1" draw:text-style-name="P1" xml:id="id180" draw:id="id180" draw:layer="layout" draw:type="line" svg:x1="3.006cm" svg:y1="3.801cm" svg:x2="3.207cm" svg:y2="3.631cm" draw:start-shape="id179" draw:start-glue-point="3" svg:d="M3006 3801l201-170" svg:viewBox="0 0 202 171">
          <text:p/>
        </draw:connector>
        <draw:connector draw:style-name="gr1" draw:text-style-name="P1" draw:layer="layout" draw:type="line" svg:x1="2.627cm" svg:y1="3.639cm" svg:x2="3.207cm" svg:y2="3.631cm" draw:start-shape="id175" draw:start-glue-point="2" draw:end-shape="id180" draw:end-glue-point="3" svg:d="M2627 3639l580-8" svg:viewBox="0 0 581 9">
          <text:p/>
        </draw:connector>
        <draw:connector draw:style-name="gr1" draw:text-style-name="P1" xml:id="id181" draw:id="id181" draw:layer="layout" draw:type="line" svg:x1="2.898cm" svg:y1="3.649cm" svg:x2="3.018cm" svg:y2="3.65cm" svg:d="M2898 3649l120 1" svg:viewBox="0 0 121 2">
          <text:p/>
        </draw:connector>
        <draw:connector draw:style-name="gr1" draw:text-style-name="P1" xml:id="id182" draw:id="id182" draw:layer="layout" draw:type="line" svg:x1="2.813cm" svg:y1="3.963cm" svg:x2="2.898cm" svg:y2="3.649cm" draw:end-shape="id181" draw:end-glue-point="2" svg:d="M2813 3963l85-314" svg:viewBox="0 0 86 315">
          <text:p/>
        </draw:connector>
        <draw:connector draw:style-name="gr1" draw:text-style-name="P1" xml:id="id183" draw:id="id183" draw:layer="layout" draw:type="line" svg:x1="2.608cm" svg:y1="4.092cm" svg:x2="2.813cm" svg:y2="3.963cm" draw:end-shape="id182" draw:end-glue-point="2" svg:d="M2608 4092l205-129" svg:viewBox="0 0 206 130">
          <text:p/>
        </draw:connector>
        <draw:connector draw:style-name="gr1" draw:text-style-name="P1" xml:id="id185" draw:id="id185" draw:layer="layout" draw:type="line" svg:x1="2.683cm" svg:y1="4.187cm" svg:x2="2.608cm" svg:y2="4.092cm" draw:end-shape="id183" draw:end-glue-point="2" svg:d="M2683 4187l-75-95" svg:viewBox="0 0 76 96">
          <text:p/>
        </draw:connector>
        <draw:connector draw:style-name="gr1" draw:text-style-name="P1" draw:layer="layout" draw:type="line" svg:x1="2.896cm" svg:y1="4.063cm" svg:x2="2.683cm" svg:y2="4.187cm" draw:start-shape="id184" draw:start-glue-point="3" draw:end-shape="id185" draw:end-glue-point="2" svg:d="M2896 4063l-213 124" svg:viewBox="0 0 214 125">
          <text:p/>
        </draw:connector>
        <draw:connector draw:style-name="gr1" draw:text-style-name="P1" xml:id="id184" draw:id="id184" draw:layer="layout" draw:type="line" svg:x1="3.018cm" svg:y1="3.65cm" svg:x2="2.896cm" svg:y2="4.063cm" draw:start-shape="id181" draw:start-glue-point="3" svg:d="M3018 3650l-122 413" svg:viewBox="0 0 123 414">
          <text:p/>
        </draw:connector>
        <draw:connector draw:style-name="gr1" draw:text-style-name="P1" xml:id="id186" draw:id="id186" draw:layer="layout" draw:type="line" svg:x1="3.604cm" svg:y1="3.639cm" svg:x2="3.524cm" svg:y2="3.718cm" svg:d="M3604 3639l-80 79" svg:viewBox="0 0 81 80">
          <text:p/>
        </draw:connector>
        <draw:connector draw:style-name="gr1" draw:text-style-name="P1" xml:id="id187" draw:id="id187" draw:layer="layout" draw:type="line" svg:x1="3.79cm" svg:y1="3.747cm" svg:x2="3.604cm" svg:y2="3.639cm" draw:end-shape="id186" draw:end-glue-point="2" svg:d="M3790 3747l-186-108" svg:viewBox="0 0 187 109">
          <text:p/>
        </draw:connector>
        <draw:connector draw:style-name="gr1" draw:text-style-name="P1" xml:id="id188" draw:id="id188" draw:layer="layout" draw:type="line" svg:x1="3.79cm" svg:y1="3.747cm" svg:x2="3.911cm" svg:y2="3.498cm" draw:start-shape="id187" draw:start-glue-point="2" svg:d="M3790 3747l121-249" svg:viewBox="0 0 122 250">
          <text:p/>
        </draw:connector>
        <draw:connector draw:style-name="gr1" draw:text-style-name="P1" xml:id="id189" draw:id="id189" draw:layer="layout" draw:type="line" svg:x1="3.911cm" svg:y1="3.498cm" svg:x2="4.025cm" svg:y2="3.537cm" draw:start-shape="id188" draw:start-glue-point="3" svg:d="M3911 3498l114 39" svg:viewBox="0 0 115 40">
          <text:p/>
        </draw:connector>
        <draw:connector draw:style-name="gr1" draw:text-style-name="P1" xml:id="id190" draw:id="id190" draw:layer="layout" draw:type="line" svg:x1="3.887cm" svg:y1="3.812cm" svg:x2="4.025cm" svg:y2="3.537cm" draw:end-shape="id189" draw:end-glue-point="3" svg:d="M3887 3812l138-275" svg:viewBox="0 0 139 276">
          <text:p/>
        </draw:connector>
        <draw:connector draw:style-name="gr1" draw:text-style-name="P1" xml:id="id191" draw:id="id191" draw:layer="layout" draw:type="line" svg:x1="3.887cm" svg:y1="3.812cm" svg:x2="4.063cm" svg:y2="3.95cm" draw:start-shape="id190" draw:start-glue-point="2" svg:d="M3887 3812l176 138" svg:viewBox="0 0 177 139">
          <text:p/>
        </draw:connector>
        <draw:connector draw:style-name="gr1" draw:text-style-name="P1" xml:id="id192" draw:id="id192" draw:layer="layout" draw:type="line" svg:x1="3.979cm" svg:y1="4.036cm" svg:x2="4.063cm" svg:y2="3.95cm" draw:end-shape="id191" draw:end-glue-point="3" svg:d="M3979 4036l84-86" svg:viewBox="0 0 85 87">
          <text:p/>
        </draw:connector>
        <draw:connector draw:style-name="gr1" draw:text-style-name="P1" xml:id="id193" draw:id="id193" draw:layer="layout" draw:type="line" svg:x1="3.819cm" svg:y1="3.9cm" svg:x2="3.979cm" svg:y2="4.036cm" draw:end-shape="id192" draw:end-glue-point="2" svg:d="M3819 3900l160 136" svg:viewBox="0 0 161 137">
          <text:p/>
        </draw:connector>
        <draw:connector draw:style-name="gr1" draw:text-style-name="P1" xml:id="id194" draw:id="id194" draw:layer="layout" draw:type="line" svg:x1="3.486cm" svg:y1="4.188cm" svg:x2="3.819cm" svg:y2="3.9cm" draw:end-shape="id193" draw:end-glue-point="2" svg:d="M3486 4188l333-288" svg:viewBox="0 0 334 289">
          <text:p/>
        </draw:connector>
        <draw:connector draw:style-name="gr1" draw:text-style-name="P1" xml:id="id195" draw:id="id195" draw:layer="layout" draw:type="line" svg:x1="3.387cm" svg:y1="4.104cm" svg:x2="3.486cm" svg:y2="4.188cm" draw:end-shape="id194" draw:end-glue-point="2" svg:d="M3387 4104l99 84" svg:viewBox="0 0 100 85">
          <text:p/>
        </draw:connector>
        <draw:connector draw:style-name="gr1" draw:text-style-name="P1" xml:id="id196" draw:id="id196" draw:layer="layout" draw:type="line" svg:x1="3.729cm" svg:y1="3.83cm" svg:x2="3.387cm" svg:y2="4.104cm" draw:end-shape="id195" draw:end-glue-point="2" svg:d="M3729 3830l-342 274" svg:viewBox="0 0 343 275">
          <text:p/>
        </draw:connector>
        <draw:connector draw:style-name="gr1" draw:text-style-name="P1" draw:layer="layout" draw:type="line" svg:x1="3.729cm" svg:y1="3.83cm" svg:x2="3.524cm" svg:y2="3.718cm" draw:start-shape="id196" draw:start-glue-point="2" draw:end-shape="id186" draw:end-glue-point="3" svg:d="M3729 3830l-205-112" svg:viewBox="0 0 206 113">
          <text:p/>
        </draw:connector>
        <draw:connector draw:style-name="gr1" draw:text-style-name="P1" xml:id="id197" draw:id="id197" draw:layer="layout" draw:type="line" svg:x1="4.129cm" svg:y1="3.839cm" svg:x2="4.287cm" svg:y2="3.685cm" svg:d="M4129 3839l158-154" svg:viewBox="0 0 159 155">
          <text:p/>
        </draw:connector>
        <draw:connector draw:style-name="gr1" draw:text-style-name="P1" xml:id="id198" draw:id="id198" draw:layer="layout" draw:type="line" svg:x1="4.129cm" svg:y1="3.839cm" svg:x2="4.209cm" svg:y2="3.918cm" draw:start-shape="id197" draw:start-glue-point="2" svg:d="M4129 3839l80 79" svg:viewBox="0 0 81 80">
          <text:p/>
        </draw:connector>
        <draw:connector draw:style-name="gr1" draw:text-style-name="P1" xml:id="id199" draw:id="id199" draw:layer="layout" draw:type="line" svg:x1="4.209cm" svg:y1="3.918cm" svg:x2="4.356cm" svg:y2="3.789cm" draw:start-shape="id198" draw:start-glue-point="3" svg:d="M4209 3918l147-129" svg:viewBox="0 0 148 130">
          <text:p/>
        </draw:connector>
        <draw:connector draw:style-name="gr1" draw:text-style-name="P1" xml:id="id200" draw:id="id200" draw:layer="layout" draw:type="line" svg:x1="4.356cm" svg:y1="3.789cm" svg:x2="4.531cm" svg:y2="3.918cm" draw:start-shape="id199" draw:start-glue-point="3" svg:d="M4356 3789l175 129" svg:viewBox="0 0 176 130">
          <text:p/>
        </draw:connector>
        <draw:connector draw:style-name="gr1" draw:text-style-name="P1" xml:id="id201" draw:id="id201" draw:layer="layout" draw:type="line" svg:x1="4.237cm" svg:y1="4.113cm" svg:x2="4.531cm" svg:y2="3.918cm" draw:end-shape="id200" draw:end-glue-point="3" svg:d="M4237 4113l294-195" svg:viewBox="0 0 295 196">
          <text:p/>
        </draw:connector>
        <draw:connector draw:style-name="gr1" draw:text-style-name="P1" xml:id="id202" draw:id="id202" draw:layer="layout" draw:type="line" svg:x1="4.237cm" svg:y1="4.113cm" svg:x2="4.32cm" svg:y2="4.208cm" draw:start-shape="id201" draw:start-glue-point="2" svg:d="M4237 4113l83 95" svg:viewBox="0 0 84 96">
          <text:p/>
        </draw:connector>
        <draw:connector draw:style-name="gr1" draw:text-style-name="P1" xml:id="id203" draw:id="id203" draw:layer="layout" draw:type="line" svg:x1="4.32cm" svg:y1="4.208cm" svg:x2="4.644cm" svg:y2="3.976cm" draw:start-shape="id202" draw:start-glue-point="3" svg:d="M4320 4208l324-232" svg:viewBox="0 0 325 233">
          <text:p/>
        </draw:connector>
        <draw:connector draw:style-name="gr1" draw:text-style-name="P1" xml:id="id204" draw:id="id204" draw:layer="layout" draw:type="line" svg:x1="4.644cm" svg:y1="3.976cm" svg:x2="4.788cm" svg:y2="3.621cm" draw:start-shape="id203" draw:start-glue-point="3" svg:d="M4644 3976l144-355" svg:viewBox="0 0 145 356">
          <text:p/>
        </draw:connector>
        <draw:connector draw:style-name="gr1" draw:text-style-name="P1" xml:id="id205" draw:id="id205" draw:layer="layout" draw:type="line" svg:x1="4.788cm" svg:y1="3.621cm" svg:x2="4.716cm" svg:y2="3.566cm" draw:start-shape="id204" draw:start-glue-point="3" svg:d="M4788 3621l-72-55" svg:viewBox="0 0 73 56">
          <text:p/>
        </draw:connector>
        <draw:connector draw:style-name="gr1" draw:text-style-name="P1" xml:id="id206" draw:id="id206" draw:layer="layout" draw:type="line" svg:x1="4.716cm" svg:y1="3.566cm" svg:x2="4.475cm" svg:y2="3.569cm" draw:start-shape="id205" draw:start-glue-point="3" svg:d="M4716 3566l-241 3" svg:viewBox="0 0 242 4">
          <text:p/>
        </draw:connector>
        <draw:connector draw:style-name="gr1" draw:text-style-name="P1" xml:id="id207" draw:id="id207" draw:layer="layout" draw:type="line" svg:x1="4.475cm" svg:y1="3.569cm" svg:x2="4.496cm" svg:y2="3.502cm" draw:start-shape="id206" draw:start-glue-point="3" svg:d="M4475 3569l21-67" svg:viewBox="0 0 22 68">
          <text:p/>
        </draw:connector>
        <draw:connector draw:style-name="gr1" draw:text-style-name="P1" xml:id="id208" draw:id="id208" draw:layer="layout" draw:type="line" svg:x1="4.287cm" svg:y1="3.685cm" svg:x2="4.383cm" svg:y2="3.476cm" draw:start-shape="id197" draw:start-glue-point="3" svg:d="M4287 3685l96-209" svg:viewBox="0 0 97 210">
          <text:p/>
        </draw:connector>
        <draw:connector draw:style-name="gr1" draw:text-style-name="P1" draw:layer="layout" draw:type="line" svg:x1="4.496cm" svg:y1="3.502cm" svg:x2="4.383cm" svg:y2="3.476cm" draw:start-shape="id207" draw:start-glue-point="3" draw:end-shape="id208" draw:end-glue-point="3" svg:d="M4496 3502l-113-26" svg:viewBox="0 0 114 27">
          <text:p/>
        </draw:connector>
        <draw:connector draw:style-name="gr1" draw:text-style-name="P1" xml:id="id209" draw:id="id209" draw:layer="layout" draw:type="line" svg:x1="4.41cm" svg:y1="3.708cm" svg:x2="4.435cm" svg:y2="3.664cm" svg:d="M4410 3708l25-44" svg:viewBox="0 0 26 45">
          <text:p/>
        </draw:connector>
        <draw:connector draw:style-name="gr1" draw:text-style-name="P1" xml:id="id210" draw:id="id210" draw:layer="layout" draw:type="line" svg:x1="4.435cm" svg:y1="3.664cm" svg:x2="4.658cm" svg:y2="3.666cm" draw:start-shape="id209" draw:start-glue-point="3" svg:d="M4435 3664l223 2" svg:viewBox="0 0 224 3">
          <text:p/>
        </draw:connector>
        <draw:connector draw:style-name="gr1" draw:text-style-name="P1" xml:id="id211" draw:id="id211" draw:layer="layout" draw:type="line" svg:x1="4.594cm" svg:y1="3.833cm" svg:x2="4.658cm" svg:y2="3.666cm" draw:end-shape="id210" draw:end-glue-point="3" svg:d="M4594 3833l64-167" svg:viewBox="0 0 65 168">
          <text:p/>
        </draw:connector>
        <draw:connector draw:style-name="gr1" draw:text-style-name="P1" draw:layer="layout" draw:type="line" svg:x1="4.41cm" svg:y1="3.708cm" svg:x2="4.594cm" svg:y2="3.833cm" draw:start-shape="id209" draw:start-glue-point="2" draw:end-shape="id211" draw:end-glue-point="2" svg:d="M4410 3708l184 125" svg:viewBox="0 0 185 126">
          <text:p/>
        </draw:connector>
        <draw:connector draw:style-name="gr1" draw:text-style-name="P1" xml:id="id212" draw:id="id212" draw:layer="layout" draw:type="line" svg:x1="5.073cm" svg:y1="3.824cm" svg:x2="5.042cm" svg:y2="3.553cm" svg:d="M5073 3824l-31-271" svg:viewBox="0 0 32 272">
          <text:p/>
        </draw:connector>
        <draw:connector draw:style-name="gr1" draw:text-style-name="P1" xml:id="id213" draw:id="id213" draw:layer="layout" draw:type="line" svg:x1="5.037cm" svg:y1="3.961cm" svg:x2="5.073cm" svg:y2="3.824cm" draw:end-shape="id212" draw:end-glue-point="2" svg:d="M5037 3961l36-137" svg:viewBox="0 0 37 138">
          <text:p/>
        </draw:connector>
        <draw:connector draw:style-name="gr1" draw:text-style-name="P1" xml:id="id214" draw:id="id214" draw:layer="layout" draw:type="line" svg:x1="4.916cm" svg:y1="4.084cm" svg:x2="5.037cm" svg:y2="3.961cm" draw:end-shape="id213" draw:end-glue-point="2" svg:d="M4916 4084l121-123" svg:viewBox="0 0 122 124">
          <text:p/>
        </draw:connector>
        <draw:connector draw:style-name="gr1" draw:text-style-name="P1" xml:id="id215" draw:id="id215" draw:layer="layout" draw:type="line" svg:x1="5.017cm" svg:y1="4.166cm" svg:x2="4.916cm" svg:y2="4.084cm" draw:end-shape="id214" draw:end-glue-point="2" svg:d="M5017 4166l-101-82" svg:viewBox="0 0 102 83">
          <text:p/>
        </draw:connector>
        <draw:connector draw:style-name="gr1" draw:text-style-name="P1" xml:id="id216" draw:id="id216" draw:layer="layout" draw:type="line" svg:x1="5.147cm" svg:y1="4.045cm" svg:x2="5.017cm" svg:y2="4.166cm" draw:end-shape="id215" draw:end-glue-point="2" svg:d="M5147 4045l-130 121" svg:viewBox="0 0 131 122">
          <text:p/>
        </draw:connector>
        <draw:connector draw:style-name="gr1" draw:text-style-name="P1" xml:id="id217" draw:id="id217" draw:layer="layout" draw:type="line" svg:x1="5.196cm" svg:y1="3.881cm" svg:x2="5.147cm" svg:y2="4.045cm" draw:end-shape="id216" draw:end-glue-point="2" svg:d="M5196 3881l-49 164" svg:viewBox="0 0 50 165">
          <text:p/>
        </draw:connector>
        <draw:connector draw:style-name="gr1" draw:text-style-name="P1" xml:id="id218" draw:id="id218" draw:layer="layout" draw:type="line" svg:x1="5.155cm" svg:y1="3.556cm" svg:x2="5.196cm" svg:y2="3.881cm" draw:end-shape="id217" draw:end-glue-point="2" svg:d="M5155 3556l41 325" svg:viewBox="0 0 42 326">
          <text:p/>
        </draw:connector>
        <draw:connector draw:style-name="gr1" draw:text-style-name="P1" draw:layer="layout" draw:type="line" svg:x1="5.155cm" svg:y1="3.556cm" svg:x2="5.042cm" svg:y2="3.553cm" draw:start-shape="id218" draw:start-glue-point="2" draw:end-shape="id212" draw:end-glue-point="3" svg:d="M5155 3556l-113-3" svg:viewBox="0 0 114 4">
          <text:p/>
        </draw:connector>
        <draw:connector draw:style-name="gr1" draw:text-style-name="P1" xml:id="id219" draw:id="id219" draw:layer="layout" draw:type="line" svg:x1="5.236cm" svg:y1="3.522cm" svg:x2="5.345cm" svg:y2="4.098cm" svg:d="M5236 3522l109 576" svg:viewBox="0 0 110 577">
          <text:p/>
        </draw:connector>
        <draw:connector draw:style-name="gr1" draw:text-style-name="P1" xml:id="id220" draw:id="id220" draw:layer="layout" draw:type="line" svg:x1="5.345cm" svg:y1="4.098cm" svg:x2="5.432cm" svg:y2="4.151cm" draw:start-shape="id219" draw:start-glue-point="3" svg:d="M5345 4098l87 53" svg:viewBox="0 0 88 54">
          <text:p/>
        </draw:connector>
        <draw:connector draw:style-name="gr1" draw:text-style-name="P1" xml:id="id221" draw:id="id221" draw:layer="layout" draw:type="line" svg:x1="5.432cm" svg:y1="4.151cm" svg:x2="5.765cm" svg:y2="3.836cm" draw:start-shape="id220" draw:start-glue-point="3" svg:d="M5432 4151l333-315" svg:viewBox="0 0 334 316">
          <text:p/>
        </draw:connector>
        <draw:connector draw:style-name="gr1" draw:text-style-name="P1" xml:id="id222" draw:id="id222" draw:layer="layout" draw:type="line" svg:x1="5.667cm" svg:y1="3.74cm" svg:x2="5.765cm" svg:y2="3.836cm" draw:end-shape="id221" draw:end-glue-point="3" svg:d="M5667 3740l98 96" svg:viewBox="0 0 99 97">
          <text:p/>
        </draw:connector>
        <draw:connector draw:style-name="gr1" draw:text-style-name="P1" xml:id="id223" draw:id="id223" draw:layer="layout" draw:type="line" svg:x1="5.451cm" svg:y1="3.986cm" svg:x2="5.667cm" svg:y2="3.74cm" draw:end-shape="id222" draw:end-glue-point="2" svg:d="M5451 3986l216-246" svg:viewBox="0 0 217 247">
          <text:p/>
        </draw:connector>
        <draw:connector draw:style-name="gr1" draw:text-style-name="P1" xml:id="id224" draw:id="id224" draw:layer="layout" draw:type="line" svg:x1="5.451cm" svg:y1="3.986cm" svg:x2="5.351cm" svg:y2="3.52cm" draw:start-shape="id223" draw:start-glue-point="2" svg:d="M5451 3986l-100-466" svg:viewBox="0 0 101 467">
          <text:p/>
        </draw:connector>
        <draw:connector draw:style-name="gr1" draw:text-style-name="P1" draw:layer="layout" draw:type="line" svg:x1="5.351cm" svg:y1="3.52cm" svg:x2="5.236cm" svg:y2="3.522cm" draw:start-shape="id224" draw:start-glue-point="3" draw:end-shape="id219" draw:end-glue-point="2" svg:d="M5351 3520l-115 2" svg:viewBox="0 0 116 3">
          <text:p/>
        </draw:connector>
        <draw:connector draw:style-name="gr1" draw:text-style-name="P1" xml:id="id225" draw:id="id225" draw:layer="layout" draw:type="line" svg:x1="0.754cm" svg:y1="4.42cm" svg:x2="0.711cm" svg:y2="4.54cm" svg:d="M754 4420l-43 120" svg:viewBox="0 0 44 121">
          <text:p/>
        </draw:connector>
        <draw:connector draw:style-name="gr1" draw:text-style-name="P1" xml:id="id226" draw:id="id226" draw:layer="layout" draw:type="line" svg:x1="1.366cm" svg:y1="4.415cm" svg:x2="0.754cm" svg:y2="4.42cm" draw:end-shape="id225" draw:end-glue-point="2" svg:d="M1366 4415l-612 5" svg:viewBox="0 0 613 6">
          <text:p/>
        </draw:connector>
        <draw:connector draw:style-name="gr1" draw:text-style-name="P1" xml:id="id227" draw:id="id227" draw:layer="layout" draw:type="line" svg:x1="1.374cm" svg:y1="4.349cm" svg:x2="1.366cm" svg:y2="4.415cm" draw:end-shape="id226" draw:end-glue-point="2" svg:d="M1374 4349l-8 66" svg:viewBox="0 0 9 67">
          <text:p/>
        </draw:connector>
        <draw:connector draw:style-name="gr1" draw:text-style-name="P1" xml:id="id228" draw:id="id228" draw:layer="layout" draw:type="line" svg:x1="1.407cm" svg:y1="4.287cm" svg:x2="1.374cm" svg:y2="4.349cm" draw:end-shape="id227" draw:end-glue-point="2" svg:d="M1407 4287l-33 62" svg:viewBox="0 0 34 63">
          <text:p/>
        </draw:connector>
        <draw:connector draw:style-name="gr1" draw:text-style-name="P1" xml:id="id229" draw:id="id229" draw:layer="layout" draw:type="line" svg:x1="1.486cm" svg:y1="4.242cm" svg:x2="1.407cm" svg:y2="4.287cm" draw:end-shape="id228" draw:end-glue-point="2" svg:d="M1486 4242l-79 45" svg:viewBox="0 0 80 46">
          <text:p/>
        </draw:connector>
        <draw:connector draw:style-name="gr1" draw:text-style-name="P1" xml:id="id230" draw:id="id230" draw:layer="layout" draw:type="line" svg:x1="1.578cm" svg:y1="4.24cm" svg:x2="1.486cm" svg:y2="4.242cm" draw:end-shape="id229" draw:end-glue-point="2" svg:d="M1578 4240l-92 2" svg:viewBox="0 0 93 3">
          <text:p/>
        </draw:connector>
        <draw:connector draw:style-name="gr1" draw:text-style-name="P1" xml:id="id231" draw:id="id231" draw:layer="layout" draw:type="line" svg:x1="1.641cm" svg:y1="4.292cm" svg:x2="1.578cm" svg:y2="4.24cm" draw:end-shape="id230" draw:end-glue-point="2" svg:d="M1641 4292l-63-52" svg:viewBox="0 0 64 53">
          <text:p/>
        </draw:connector>
        <draw:connector draw:style-name="gr1" draw:text-style-name="P1" xml:id="id232" draw:id="id232" draw:layer="layout" draw:type="line" svg:x1="1.646cm" svg:y1="4.356cm" svg:x2="1.641cm" svg:y2="4.292cm" draw:end-shape="id231" draw:end-glue-point="2" svg:d="M1646 4356l-5-64" svg:viewBox="0 0 6 65">
          <text:p/>
        </draw:connector>
        <draw:connector draw:style-name="gr1" draw:text-style-name="P1" xml:id="id233" draw:id="id233" draw:layer="layout" draw:type="line" svg:x1="1.617cm" svg:y1="4.42cm" svg:x2="1.646cm" svg:y2="4.356cm" draw:end-shape="id232" draw:end-glue-point="2" svg:d="M1617 4420l29-64" svg:viewBox="0 0 30 65">
          <text:p/>
        </draw:connector>
        <draw:connector draw:style-name="gr1" draw:text-style-name="P1" xml:id="id234" draw:id="id234" draw:layer="layout" draw:type="line" svg:x1="1.564cm" svg:y1="4.473cm" svg:x2="1.617cm" svg:y2="4.42cm" draw:end-shape="id233" draw:end-glue-point="2" svg:d="M1564 4473l53-53" svg:viewBox="0 0 54 54">
          <text:p/>
        </draw:connector>
        <draw:connector draw:style-name="gr1" draw:text-style-name="P1" xml:id="id235" draw:id="id235" draw:layer="layout" draw:type="line" svg:x1="1.497cm" svg:y1="4.495cm" svg:x2="1.564cm" svg:y2="4.473cm" draw:end-shape="id234" draw:end-glue-point="2" svg:d="M1497 4495l67-22" svg:viewBox="0 0 68 23">
          <text:p/>
        </draw:connector>
        <draw:connector draw:style-name="gr1" draw:text-style-name="P1" xml:id="id236" draw:id="id236" draw:layer="layout" draw:type="line" svg:x1="1.43cm" svg:y1="4.487cm" svg:x2="1.497cm" svg:y2="4.495cm" draw:end-shape="id235" draw:end-glue-point="2" svg:d="M1430 4487l67 8" svg:viewBox="0 0 68 9">
          <text:p/>
        </draw:connector>
        <draw:connector draw:style-name="gr1" draw:text-style-name="P1" xml:id="id237" draw:id="id237" draw:layer="layout" draw:type="line" svg:x1="1.217cm" svg:y1="4.871cm" svg:x2="1.43cm" svg:y2="4.487cm" draw:end-shape="id236" draw:end-glue-point="2" svg:d="M1217 4871l213-384" svg:viewBox="0 0 214 385">
          <text:p/>
        </draw:connector>
        <draw:connector draw:style-name="gr1" draw:text-style-name="P1" xml:id="id238" draw:id="id238" draw:layer="layout" draw:type="line" svg:x1="0.675cm" svg:y1="5.167cm" svg:x2="1.217cm" svg:y2="4.871cm" draw:end-shape="id237" draw:end-glue-point="2" svg:d="M675 5167l542-296" svg:viewBox="0 0 543 297">
          <text:p/>
        </draw:connector>
        <draw:connector draw:style-name="gr1" draw:text-style-name="P1" xml:id="id240" draw:id="id240" draw:layer="layout" draw:type="line" svg:x1="0.614cm" svg:y1="5.043cm" svg:x2="0.675cm" svg:y2="5.167cm" draw:end-shape="id238" draw:end-glue-point="2" svg:d="M614 5043l61 124" svg:viewBox="0 0 62 125">
          <text:p/>
        </draw:connector>
        <draw:connector draw:style-name="gr1" draw:text-style-name="P1" draw:layer="layout" draw:type="line" svg:x1="1.125cm" svg:y1="4.788cm" svg:x2="0.614cm" svg:y2="5.043cm" draw:start-shape="id239" draw:start-glue-point="3" draw:end-shape="id240" draw:end-glue-point="2" svg:d="M1125 4788l-511 255" svg:viewBox="0 0 512 256">
          <text:p/>
        </draw:connector>
        <draw:connector draw:style-name="gr1" draw:text-style-name="P1" xml:id="id239" draw:id="id239" draw:layer="layout" draw:type="line" svg:x1="1.27cm" svg:y1="4.528cm" svg:x2="1.125cm" svg:y2="4.788cm" svg:d="M1270 4528l-145 260" svg:viewBox="0 0 146 261">
          <text:p/>
        </draw:connector>
        <draw:connector draw:style-name="gr1" draw:text-style-name="P1" draw:layer="layout" draw:type="line" svg:x1="1.27cm" svg:y1="4.528cm" svg:x2="0.711cm" svg:y2="4.54cm" draw:start-shape="id239" draw:start-glue-point="2" draw:end-shape="id225" draw:end-glue-point="3" svg:d="M1270 4528l-559 12" svg:viewBox="0 0 560 13">
          <text:p/>
        </draw:connector>
        <draw:connector draw:style-name="gr1" draw:text-style-name="P1" xml:id="id241" draw:id="id241" draw:layer="layout" draw:type="line" svg:x1="1.472cm" svg:y1="4.329cm" svg:x2="1.457cm" svg:y2="4.394cm" svg:d="M1472 4329l-15 65" svg:viewBox="0 0 16 66">
          <text:p/>
        </draw:connector>
        <draw:connector draw:style-name="gr1" draw:text-style-name="P1" xml:id="id242" draw:id="id242" draw:layer="layout" draw:type="line" svg:x1="1.548cm" svg:y1="4.333cm" svg:x2="1.472cm" svg:y2="4.329cm" draw:end-shape="id241" draw:end-glue-point="2" svg:d="M1548 4333l-76-4" svg:viewBox="0 0 77 5">
          <text:p/>
        </draw:connector>
        <draw:connector draw:style-name="gr1" draw:text-style-name="P1" xml:id="id243" draw:id="id243" draw:layer="layout" draw:type="line" svg:x1="1.548cm" svg:y1="4.333cm" svg:x2="1.535cm" svg:y2="4.402cm" draw:start-shape="id242" draw:start-glue-point="2" svg:d="M1548 4333l-13 69" svg:viewBox="0 0 14 70">
          <text:p/>
        </draw:connector>
        <draw:connector draw:style-name="gr1" draw:text-style-name="P1" draw:layer="layout" draw:type="line" svg:x1="1.457cm" svg:y1="4.394cm" svg:x2="1.535cm" svg:y2="4.402cm" draw:start-shape="id241" draw:start-glue-point="3" draw:end-shape="id243" draw:end-glue-point="3" svg:d="M1457 4394l78 8" svg:viewBox="0 0 79 9">
          <text:p/>
        </draw:connector>
        <draw:connector draw:style-name="gr1" draw:text-style-name="P1" xml:id="id244" draw:id="id244" draw:layer="layout" draw:type="line" svg:x1="1.543cm" svg:y1="5.119cm" svg:x2="1.702cm" svg:y2="4.413cm" svg:d="M1543 5119l159-706" svg:viewBox="0 0 160 707">
          <text:p/>
        </draw:connector>
        <draw:connector draw:style-name="gr1" draw:text-style-name="P1" xml:id="id245" draw:id="id245" draw:layer="layout" draw:type="line" svg:x1="1.702cm" svg:y1="4.413cm" svg:x2="2.39cm" svg:y2="4.416cm" draw:start-shape="id244" draw:start-glue-point="3" svg:d="M1702 4413l688 3" svg:viewBox="0 0 689 4">
          <text:p/>
        </draw:connector>
        <draw:connector draw:style-name="gr1" draw:text-style-name="P1" xml:id="id246" draw:id="id246" draw:layer="layout" draw:type="line" svg:x1="2.282cm" svg:y1="5.12cm" svg:x2="2.39cm" svg:y2="4.416cm" draw:end-shape="id245" draw:end-glue-point="3" svg:d="M2282 5120l108-704" svg:viewBox="0 0 109 705">
          <text:p/>
        </draw:connector>
        <draw:connector draw:style-name="gr1" draw:text-style-name="P1" xml:id="id247" draw:id="id247" draw:layer="layout" draw:type="line" svg:x1="2.282cm" svg:y1="5.12cm" svg:x2="2.137cm" svg:y2="5.118cm" draw:start-shape="id246" draw:start-glue-point="2" svg:d="M2282 5120l-145-2" svg:viewBox="0 0 146 3">
          <text:p/>
        </draw:connector>
        <draw:connector draw:style-name="gr1" draw:text-style-name="P1" xml:id="id248" draw:id="id248" draw:layer="layout" draw:type="line" svg:x1="2.137cm" svg:y1="5.118cm" svg:x2="2.151cm" svg:y2="5.052cm" draw:start-shape="id247" draw:start-glue-point="3" svg:d="M2137 5118l14-66" svg:viewBox="0 0 15 67">
          <text:p/>
        </draw:connector>
        <draw:connector draw:style-name="gr1" draw:text-style-name="P1" xml:id="id249" draw:id="id249" draw:layer="layout" draw:type="line" svg:x1="2.151cm" svg:y1="5.052cm" svg:x2="1.695cm" svg:y2="5.054cm" draw:start-shape="id248" draw:start-glue-point="3" svg:d="M2151 5052l-456 2" svg:viewBox="0 0 457 3">
          <text:p/>
        </draw:connector>
        <draw:connector draw:style-name="gr1" draw:text-style-name="P1" xml:id="id250" draw:id="id250" draw:layer="layout" draw:type="line" svg:x1="1.685cm" svg:y1="5.121cm" svg:x2="1.695cm" svg:y2="5.054cm" draw:end-shape="id249" draw:end-glue-point="3" svg:d="M1685 5121l10-67" svg:viewBox="0 0 11 68">
          <text:p/>
        </draw:connector>
        <draw:connector draw:style-name="gr1" draw:text-style-name="P1" draw:layer="layout" draw:type="line" svg:x1="1.543cm" svg:y1="5.119cm" svg:x2="1.685cm" svg:y2="5.121cm" draw:start-shape="id244" draw:start-glue-point="2" draw:end-shape="id250" draw:end-glue-point="2" svg:d="M1543 5119l142 2" svg:viewBox="0 0 143 3">
          <text:p/>
        </draw:connector>
        <draw:connector draw:style-name="gr1" draw:text-style-name="P1" xml:id="id251" draw:id="id251" draw:layer="layout" draw:type="line" svg:x1="1.725cm" svg:y1="4.917cm" svg:x2="2.17cm" svg:y2="4.918cm" svg:d="M1725 4917l445 1" svg:viewBox="0 0 446 2">
          <text:p/>
        </draw:connector>
        <draw:connector draw:style-name="gr1" draw:text-style-name="P1" xml:id="id252" draw:id="id252" draw:layer="layout" draw:type="line" svg:x1="2.236cm" svg:y1="4.536cm" svg:x2="2.17cm" svg:y2="4.918cm" draw:end-shape="id251" draw:end-glue-point="3" svg:d="M2236 4536l-66 382" svg:viewBox="0 0 67 383">
          <text:p/>
        </draw:connector>
        <draw:connector draw:style-name="gr1" draw:text-style-name="P1" xml:id="id253" draw:id="id253" draw:layer="layout" draw:type="line" svg:x1="1.808cm" svg:y1="4.537cm" svg:x2="2.236cm" svg:y2="4.536cm" draw:end-shape="id252" draw:end-glue-point="2" svg:d="M1808 4537l428-1" svg:viewBox="0 0 429 2">
          <text:p/>
        </draw:connector>
        <draw:connector draw:style-name="gr1" draw:text-style-name="P1" draw:layer="layout" draw:type="line" svg:x1="1.808cm" svg:y1="4.537cm" svg:x2="1.725cm" svg:y2="4.917cm" draw:start-shape="id253" draw:start-glue-point="2" draw:end-shape="id251" draw:end-glue-point="2" svg:d="M1808 4537l-83 380" svg:viewBox="0 0 84 381">
          <text:p/>
        </draw:connector>
        <draw:connector draw:style-name="gr1" draw:text-style-name="P1" xml:id="id254" draw:id="id254" draw:layer="layout" draw:type="line" svg:x1="2.674cm" svg:y1="4.545cm" svg:x2="2.829cm" svg:y2="4.306cm" svg:d="M2674 4545l155-239" svg:viewBox="0 0 156 240">
          <text:p/>
        </draw:connector>
        <draw:connector draw:style-name="gr1" draw:text-style-name="P1" xml:id="id255" draw:id="id255" draw:layer="layout" draw:type="line" svg:x1="2.454cm" svg:y1="4.742cm" svg:x2="2.674cm" svg:y2="4.545cm" draw:end-shape="id254" draw:end-glue-point="2" svg:d="M2454 4742l220-197" svg:viewBox="0 0 221 198">
          <text:p/>
        </draw:connector>
        <draw:connector draw:style-name="gr1" draw:text-style-name="P1" xml:id="id256" draw:id="id256" draw:layer="layout" draw:type="line" svg:x1="2.454cm" svg:y1="4.742cm" svg:x2="2.546cm" svg:y2="4.839cm" draw:start-shape="id255" draw:start-glue-point="2" svg:d="M2454 4742l92 97" svg:viewBox="0 0 93 98">
          <text:p/>
        </draw:connector>
        <draw:connector draw:style-name="gr1" draw:text-style-name="P1" xml:id="id257" draw:id="id257" draw:layer="layout" draw:type="line" svg:x1="2.546cm" svg:y1="4.839cm" svg:x2="2.767cm" svg:y2="4.631cm" draw:start-shape="id256" draw:start-glue-point="3" svg:d="M2546 4839l221-208" svg:viewBox="0 0 222 209">
          <text:p/>
        </draw:connector>
        <draw:connector draw:style-name="gr1" draw:text-style-name="P1" xml:id="id258" draw:id="id258" draw:layer="layout" draw:type="line" svg:x1="2.767cm" svg:y1="4.631cm" svg:x2="2.828cm" svg:y2="4.551cm" draw:start-shape="id257" draw:start-glue-point="3" svg:d="M2767 4631l61-80" svg:viewBox="0 0 62 81">
          <text:p/>
        </draw:connector>
        <draw:connector draw:style-name="gr1" draw:text-style-name="P1" xml:id="id259" draw:id="id259" draw:layer="layout" draw:type="line" svg:x1="2.828cm" svg:y1="4.551cm" svg:x2="3.067cm" svg:y2="4.552cm" draw:start-shape="id258" draw:start-glue-point="3" svg:d="M2828 4551l239 1" svg:viewBox="0 0 240 2">
          <text:p/>
        </draw:connector>
        <draw:connector draw:style-name="gr1" draw:text-style-name="P1" xml:id="id260" draw:id="id260" draw:layer="layout" draw:type="line" svg:x1="2.862cm" svg:y1="4.868cm" svg:x2="3.067cm" svg:y2="4.552cm" draw:end-shape="id259" draw:end-glue-point="3" svg:d="M2862 4868l205-316" svg:viewBox="0 0 206 317">
          <text:p/>
        </draw:connector>
        <draw:connector draw:style-name="gr1" draw:text-style-name="P1" xml:id="id261" draw:id="id261" draw:layer="layout" draw:type="line" svg:x1="2.521cm" svg:y1="5.079cm" svg:x2="2.862cm" svg:y2="4.868cm" draw:end-shape="id260" draw:end-glue-point="2" svg:d="M2521 5079l341-211" svg:viewBox="0 0 342 212">
          <text:p/>
        </draw:connector>
        <draw:connector draw:style-name="gr1" draw:text-style-name="P1" xml:id="id262" draw:id="id262" draw:layer="layout" draw:type="line" svg:x1="2.611cm" svg:y1="5.202cm" svg:x2="2.521cm" svg:y2="5.079cm" draw:end-shape="id261" draw:end-glue-point="2" svg:d="M2611 5202l-90-123" svg:viewBox="0 0 91 124">
          <text:p/>
        </draw:connector>
        <draw:connector draw:style-name="gr1" draw:text-style-name="P1" xml:id="id263" draw:id="id263" draw:layer="layout" draw:type="line" svg:x1="2.937cm" svg:y1="4.986cm" svg:x2="2.611cm" svg:y2="5.202cm" draw:end-shape="id262" draw:end-glue-point="2" svg:d="M2937 4986l-326 216" svg:viewBox="0 0 327 217">
          <text:p/>
        </draw:connector>
        <draw:connector draw:style-name="gr1" draw:text-style-name="P1" xml:id="id264" draw:id="id264" draw:layer="layout" draw:type="line" svg:x1="3.215cm" svg:y1="4.512cm" svg:x2="2.937cm" svg:y2="4.986cm" draw:end-shape="id263" draw:end-glue-point="2" svg:d="M3215 4512l-278 474" svg:viewBox="0 0 279 475">
          <text:p/>
        </draw:connector>
        <draw:connector draw:style-name="gr1" draw:text-style-name="P1" xml:id="id265" draw:id="id265" draw:layer="layout" draw:type="line" svg:x1="3.157cm" svg:y1="4.431cm" svg:x2="3.215cm" svg:y2="4.512cm" draw:end-shape="id264" draw:end-glue-point="2" svg:d="M3157 4431l58 81" svg:viewBox="0 0 59 82">
          <text:p/>
        </draw:connector>
        <draw:connector draw:style-name="gr1" draw:text-style-name="P1" xml:id="id266" draw:id="id266" draw:layer="layout" draw:type="line" svg:x1="2.902cm" svg:y1="4.429cm" svg:x2="3.157cm" svg:y2="4.431cm" draw:end-shape="id265" draw:end-glue-point="2" svg:d="M2902 4429l255 2" svg:viewBox="0 0 256 3">
          <text:p/>
        </draw:connector>
        <draw:connector draw:style-name="gr1" draw:text-style-name="P1" xml:id="id267" draw:id="id267" draw:layer="layout" draw:type="line" svg:x1="2.902cm" svg:y1="4.429cm" svg:x2="2.948cm" svg:y2="4.339cm" draw:start-shape="id266" draw:start-glue-point="2" svg:d="M2902 4429l46-90" svg:viewBox="0 0 47 91">
          <text:p/>
        </draw:connector>
        <draw:connector draw:style-name="gr1" draw:text-style-name="P1" draw:layer="layout" draw:type="line" svg:x1="2.948cm" svg:y1="4.339cm" svg:x2="2.829cm" svg:y2="4.306cm" draw:start-shape="id267" draw:start-glue-point="3" draw:end-shape="id254" draw:end-glue-point="3" svg:d="M2948 4339l-119-33" svg:viewBox="0 0 120 34">
          <text:p/>
        </draw:connector>
        <draw:connector draw:style-name="gr1" draw:text-style-name="P1" xml:id="id268" draw:id="id268" draw:layer="layout" draw:type="line" svg:x1="3.222cm" svg:y1="4.49cm" svg:x2="3.116cm" svg:y2="4.359cm" svg:d="M3222 4490l-106-131" svg:viewBox="0 0 107 132">
          <text:p/>
        </draw:connector>
        <draw:connector draw:style-name="gr1" draw:text-style-name="P1" xml:id="id269" draw:id="id269" draw:layer="layout" draw:type="line" svg:x1="3.191cm" svg:y1="4.319cm" svg:x2="3.116cm" svg:y2="4.359cm" draw:end-shape="id268" draw:end-glue-point="3" svg:d="M3191 4319l-75 40" svg:viewBox="0 0 76 41">
          <text:p/>
        </draw:connector>
        <draw:connector draw:style-name="gr1" draw:text-style-name="P1" xml:id="id270" draw:id="id270" draw:layer="layout" draw:type="line" svg:x1="3.288cm" svg:y1="4.448cm" svg:x2="3.191cm" svg:y2="4.319cm" draw:end-shape="id269" draw:end-glue-point="2" svg:d="M3288 4448l-97-129" svg:viewBox="0 0 98 130">
          <text:p/>
        </draw:connector>
        <draw:connector draw:style-name="gr1" draw:text-style-name="P1" draw:layer="layout" draw:type="line" svg:x1="3.288cm" svg:y1="4.448cm" svg:x2="3.222cm" svg:y2="4.49cm" draw:start-shape="id270" draw:start-glue-point="2" draw:end-shape="id268" draw:end-glue-point="2" svg:d="M3288 4448l-66 42" svg:viewBox="0 0 67 43">
          <text:p/>
        </draw:connector>
        <draw:connector draw:style-name="gr1" draw:text-style-name="P1" xml:id="id271" draw:id="id271" draw:layer="layout" draw:type="line" svg:x1="3.303cm" svg:y1="4.449cm" svg:x2="3.205cm" svg:y2="4.317cm" svg:d="M3303 4449l-98-132" svg:viewBox="0 0 99 133">
          <text:p/>
        </draw:connector>
        <draw:connector draw:style-name="gr1" draw:text-style-name="P1" xml:id="id272" draw:id="id272" draw:layer="layout" draw:type="line" svg:x1="3.281cm" svg:y1="4.274cm" svg:x2="3.205cm" svg:y2="4.317cm" draw:end-shape="id271" draw:end-glue-point="3" svg:d="M3281 4274l-76 43" svg:viewBox="0 0 77 44">
          <text:p/>
        </draw:connector>
        <draw:connector draw:style-name="gr1" draw:text-style-name="P1" xml:id="id273" draw:id="id273" draw:layer="layout" draw:type="line" svg:x1="3.382cm" svg:y1="4.398cm" svg:x2="3.281cm" svg:y2="4.274cm" draw:end-shape="id272" draw:end-glue-point="2" svg:d="M3382 4398l-101-124" svg:viewBox="0 0 102 125">
          <text:p/>
        </draw:connector>
        <draw:connector draw:style-name="gr1" draw:text-style-name="P1" draw:layer="layout" draw:type="line" svg:x1="3.382cm" svg:y1="4.398cm" svg:x2="3.303cm" svg:y2="4.449cm" draw:start-shape="id273" draw:start-glue-point="2" draw:end-shape="id271" draw:end-glue-point="2" svg:d="M3382 4398l-79 51" svg:viewBox="0 0 80 52">
          <text:p/>
        </draw:connector>
        <draw:connector draw:style-name="gr1" draw:text-style-name="P1" xml:id="id274" draw:id="id274" draw:layer="layout" draw:type="line" svg:x1="4.093cm" svg:y1="4.369cm" svg:x2="3.499cm" svg:y2="4.369cm" svg:d="M4093 4369h-594" svg:viewBox="0 0 595 1">
          <text:p/>
        </draw:connector>
        <draw:connector draw:style-name="gr1" draw:text-style-name="P1" xml:id="id275" draw:id="id275" draw:layer="layout" draw:type="line" svg:x1="4.093cm" svg:y1="4.369cm" svg:x2="4.096cm" svg:y2="4.486cm" draw:start-shape="id274" draw:start-glue-point="2" svg:d="M4093 4369l3 117" svg:viewBox="0 0 4 118">
          <text:p/>
        </draw:connector>
        <draw:connector draw:style-name="gr1" draw:text-style-name="P1" xml:id="id276" draw:id="id276" draw:layer="layout" draw:type="line" svg:x1="3.496cm" svg:y1="4.486cm" svg:x2="4.096cm" svg:y2="4.486cm" draw:end-shape="id275" draw:end-glue-point="3" svg:d="M3496 4486h600" svg:viewBox="0 0 601 1">
          <text:p/>
        </draw:connector>
        <draw:connector draw:style-name="gr1" draw:text-style-name="P1" draw:layer="layout" draw:type="line" svg:x1="3.499cm" svg:y1="4.369cm" svg:x2="3.496cm" svg:y2="4.486cm" draw:start-shape="id274" draw:start-glue-point="3" draw:end-shape="id276" draw:end-glue-point="2" svg:d="M3499 4369l-3 117" svg:viewBox="0 0 4 118">
          <text:p/>
        </draw:connector>
        <draw:connector draw:style-name="gr1" draw:text-style-name="P1" xml:id="id277" draw:id="id277" draw:layer="layout" draw:type="line" svg:x1="3.406cm" svg:y1="4.576cm" svg:x2="4.122cm" svg:y2="4.575cm" svg:d="M3406 4576l716-1" svg:viewBox="0 0 717 2">
          <text:p/>
        </draw:connector>
        <draw:connector draw:style-name="gr1" draw:text-style-name="P1" xml:id="id278" draw:id="id278" draw:layer="layout" draw:type="line" svg:x1="4.122cm" svg:y1="4.575cm" svg:x2="4.197cm" svg:y2="4.64cm" draw:start-shape="id277" draw:start-glue-point="3" svg:d="M4122 4575l75 65" svg:viewBox="0 0 76 66">
          <text:p/>
        </draw:connector>
        <draw:connector draw:style-name="gr1" draw:text-style-name="P1" xml:id="id279" draw:id="id279" draw:layer="layout" draw:type="line" svg:x1="4.197cm" svg:y1="4.64cm" svg:x2="3.966cm" svg:y2="5.031cm" draw:start-shape="id278" draw:start-glue-point="3" svg:d="M4197 4640l-231 391" svg:viewBox="0 0 232 392">
          <text:p/>
        </draw:connector>
        <draw:connector draw:style-name="gr1" draw:text-style-name="P1" xml:id="id280" draw:id="id280" draw:layer="layout" draw:type="line" svg:x1="3.966cm" svg:y1="5.031cm" svg:x2="3.644cm" svg:y2="5.202cm" draw:start-shape="id279" draw:start-glue-point="3" svg:d="M3966 5031l-322 171" svg:viewBox="0 0 323 172">
          <text:p/>
        </draw:connector>
        <draw:connector draw:style-name="gr1" draw:text-style-name="P1" xml:id="id281" draw:id="id281" draw:layer="layout" draw:type="line" svg:x1="3.551cm" svg:y1="5.068cm" svg:x2="3.644cm" svg:y2="5.202cm" draw:end-shape="id280" draw:end-glue-point="3" svg:d="M3551 5068l93 134" svg:viewBox="0 0 94 135">
          <text:p/>
        </draw:connector>
        <draw:connector draw:style-name="gr1" draw:text-style-name="P1" xml:id="id282" draw:id="id282" draw:layer="layout" draw:type="line" svg:x1="3.869cm" svg:y1="4.925cm" svg:x2="3.551cm" svg:y2="5.068cm" draw:end-shape="id281" draw:end-glue-point="2" svg:d="M3869 4925l-318 143" svg:viewBox="0 0 319 144">
          <text:p/>
        </draw:connector>
        <draw:connector draw:style-name="gr1" draw:text-style-name="P1" xml:id="id283" draw:id="id283" draw:layer="layout" draw:type="line" svg:x1="4.028cm" svg:y1="4.701cm" svg:x2="3.869cm" svg:y2="4.925cm" draw:end-shape="id282" draw:end-glue-point="2" svg:d="M4028 4701l-159 224" svg:viewBox="0 0 160 225">
          <text:p/>
        </draw:connector>
        <draw:connector draw:style-name="gr1" draw:text-style-name="P1" xml:id="id284" draw:id="id284" draw:layer="layout" draw:type="line" svg:x1="4.028cm" svg:y1="4.701cm" svg:x2="3.405cm" svg:y2="4.704cm" draw:start-shape="id283" draw:start-glue-point="2" svg:d="M4028 4701l-623 3" svg:viewBox="0 0 624 4">
          <text:p/>
        </draw:connector>
        <draw:connector draw:style-name="gr1" draw:text-style-name="P1" draw:layer="layout" draw:type="line" svg:x1="3.405cm" svg:y1="4.704cm" svg:x2="3.406cm" svg:y2="4.576cm" draw:start-shape="id284" draw:start-glue-point="3" draw:end-shape="id277" draw:end-glue-point="2" svg:d="M3405 4704l1-128" svg:viewBox="0 0 2 129">
          <text:p/>
        </draw:connector>
        <draw:connector draw:style-name="gr1" draw:text-style-name="P1" xml:id="id285" draw:id="id285" draw:layer="layout" draw:type="line" svg:x1="4.419cm" svg:y1="4.335cm" svg:x2="4.347cm" svg:y2="4.439cm" svg:d="M4419 4335l-72 104" svg:viewBox="0 0 73 105">
          <text:p/>
        </draw:connector>
        <draw:connector draw:style-name="gr1" draw:text-style-name="P1" xml:id="id286" draw:id="id286" draw:layer="layout" draw:type="line" svg:x1="4.946cm" svg:y1="4.495cm" svg:x2="4.419cm" svg:y2="4.335cm" draw:end-shape="id285" draw:end-glue-point="2" svg:d="M4946 4495l-527-160" svg:viewBox="0 0 528 161">
          <text:p/>
        </draw:connector>
        <draw:connector draw:style-name="gr1" draw:text-style-name="P1" xml:id="id287" draw:id="id287" draw:layer="layout" draw:type="line" svg:x1="4.946cm" svg:y1="4.495cm" svg:x2="4.889cm" svg:y2="4.613cm" draw:start-shape="id286" draw:start-glue-point="2" svg:d="M4946 4495l-57 118" svg:viewBox="0 0 58 119">
          <text:p/>
        </draw:connector>
        <draw:connector draw:style-name="gr1" draw:text-style-name="P1" draw:layer="layout" draw:type="line" svg:x1="4.347cm" svg:y1="4.439cm" svg:x2="4.889cm" svg:y2="4.613cm" draw:start-shape="id285" draw:start-glue-point="3" draw:end-shape="id287" draw:end-glue-point="3" svg:d="M4347 4439l542 174" svg:viewBox="0 0 543 175">
          <text:p/>
        </draw:connector>
        <draw:connector draw:style-name="gr1" draw:text-style-name="P1" xml:id="id288" draw:id="id288" draw:layer="layout" draw:type="line" svg:x1="4.452cm" svg:y1="4.569cm" svg:x2="4.914cm" svg:y2="4.724cm" svg:d="M4452 4569l462 155" svg:viewBox="0 0 463 156">
          <text:p/>
        </draw:connector>
        <draw:connector draw:style-name="gr1" draw:text-style-name="P1" xml:id="id289" draw:id="id289" draw:layer="layout" draw:type="line" svg:x1="4.853cm" svg:y1="4.846cm" svg:x2="4.914cm" svg:y2="4.724cm" draw:end-shape="id288" draw:end-glue-point="3" svg:d="M4853 4846l61-122" svg:viewBox="0 0 62 123">
          <text:p/>
        </draw:connector>
        <draw:connector draw:style-name="gr1" draw:text-style-name="P1" xml:id="id290" draw:id="id290" draw:layer="layout" draw:type="line" svg:x1="4.388cm" svg:y1="4.683cm" svg:x2="4.853cm" svg:y2="4.846cm" draw:end-shape="id289" draw:end-glue-point="2" svg:d="M4388 4683l465 163" svg:viewBox="0 0 466 164">
          <text:p/>
        </draw:connector>
        <draw:connector draw:style-name="gr1" draw:text-style-name="P1" draw:layer="layout" draw:type="line" svg:x1="4.854cm" svg:y1="4.846cm" svg:x2="4.915cm" svg:y2="4.724cm" svg:d="M4854 4846l61-122" svg:viewBox="0 0 62 123">
          <text:p/>
        </draw:connector>
        <draw:connector draw:style-name="gr1" draw:text-style-name="P1" draw:layer="layout" draw:type="line" svg:x1="4.452cm" svg:y1="4.569cm" svg:x2="4.388cm" svg:y2="4.683cm" draw:start-shape="id288" draw:start-glue-point="2" draw:end-shape="id290" draw:end-glue-point="2" svg:d="M4452 4569l-64 114" svg:viewBox="0 0 65 115">
          <text:p/>
        </draw:connector>
        <draw:connector draw:style-name="gr1" draw:text-style-name="P1" xml:id="id291" draw:id="id291" draw:layer="layout" draw:type="line" svg:x1="4.376cm" svg:y1="4.805cm" svg:x2="5.038cm" svg:y2="5.055cm" svg:d="M4376 4805l662 250" svg:viewBox="0 0 663 251">
          <text:p/>
        </draw:connector>
        <draw:connector draw:style-name="gr1" draw:text-style-name="P1" xml:id="id292" draw:id="id292" draw:layer="layout" draw:type="line" svg:x1="4.97cm" svg:y1="5.181cm" svg:x2="5.038cm" svg:y2="5.055cm" draw:end-shape="id291" draw:end-glue-point="3" svg:d="M4970 5181l68-126" svg:viewBox="0 0 69 127">
          <text:p/>
        </draw:connector>
        <draw:connector draw:style-name="gr1" draw:text-style-name="P1" xml:id="id293" draw:id="id293" draw:layer="layout" draw:type="line" svg:x1="4.306cm" svg:y1="4.927cm" svg:x2="4.97cm" svg:y2="5.181cm" draw:end-shape="id292" draw:end-glue-point="2" svg:d="M4306 4927l664 254" svg:viewBox="0 0 665 255">
          <text:p/>
        </draw:connector>
        <draw:connector draw:style-name="gr1" draw:text-style-name="P1" draw:layer="layout" draw:type="line" svg:x1="4.376cm" svg:y1="4.805cm" svg:x2="4.306cm" svg:y2="4.927cm" draw:start-shape="id291" draw:start-glue-point="2" draw:end-shape="id293" draw:end-glue-point="2" svg:d="M4376 4805l-70 122" svg:viewBox="0 0 71 123">
          <text:p/>
        </draw:connector>
        <draw:connector draw:style-name="gr1" draw:text-style-name="P1" xml:id="id294" draw:id="id294" draw:layer="layout" draw:type="line" svg:x1="5.443cm" svg:y1="4.521cm" svg:x2="5.139cm" svg:y2="4.372cm" svg:d="M5443 4521l-304-149" svg:viewBox="0 0 305 150">
          <text:p/>
        </draw:connector>
        <draw:connector draw:style-name="gr1" draw:text-style-name="P1" xml:id="id295" draw:id="id295" draw:layer="layout" draw:type="line" svg:x1="5.443cm" svg:y1="4.521cm" svg:x2="5.386cm" svg:y2="4.627cm" draw:start-shape="id294" draw:start-glue-point="2" svg:d="M5443 4521l-57 106" svg:viewBox="0 0 58 107">
          <text:p/>
        </draw:connector>
        <draw:connector draw:style-name="gr1" draw:text-style-name="P1" xml:id="id296" draw:id="id296" draw:layer="layout" draw:type="line" svg:x1="5.386cm" svg:y1="4.627cm" svg:x2="5.073cm" svg:y2="4.472cm" draw:start-shape="id295" draw:start-glue-point="3" svg:d="M5386 4627l-313-155" svg:viewBox="0 0 314 156">
          <text:p/>
        </draw:connector>
        <draw:connector draw:style-name="gr1" draw:text-style-name="P1" draw:layer="layout" draw:type="line" svg:x1="5.073cm" svg:y1="4.472cm" svg:x2="5.139cm" svg:y2="4.372cm" draw:start-shape="id296" draw:start-glue-point="3" draw:end-shape="id294" draw:end-glue-point="3" svg:d="M5073 4472l66-100" svg:viewBox="0 0 67 101">
          <text:p/>
        </draw:connector>
        <draw:connector draw:style-name="gr1" draw:text-style-name="P1" xml:id="id297" draw:id="id297" draw:layer="layout" draw:type="line" svg:x1="5.881cm" svg:y1="4.553cm" svg:x2="5.754cm" svg:y2="4.464cm" svg:d="M5881 4553l-127-89" svg:viewBox="0 0 128 90">
          <text:p/>
        </draw:connector>
        <draw:connector draw:style-name="gr1" draw:text-style-name="P1" xml:id="id298" draw:id="id298" draw:layer="layout" draw:type="line" svg:x1="5.881cm" svg:y1="4.553cm" svg:x2="5.648cm" svg:y2="4.946cm" draw:start-shape="id297" draw:start-glue-point="2" svg:d="M5881 4553l-233 393" svg:viewBox="0 0 234 394">
          <text:p/>
        </draw:connector>
        <draw:connector draw:style-name="gr1" draw:text-style-name="P1" xml:id="id299" draw:id="id299" draw:layer="layout" draw:type="line" svg:x1="5.648cm" svg:y1="4.946cm" svg:x2="5.27cm" svg:y2="5.133cm" draw:start-shape="id298" draw:start-glue-point="3" svg:d="M5648 4946l-378 187" svg:viewBox="0 0 379 188">
          <text:p/>
        </draw:connector>
        <draw:connector draw:style-name="gr1" draw:text-style-name="P1" xml:id="id300" draw:id="id300" draw:layer="layout" draw:type="line" svg:x1="5.27cm" svg:y1="5.133cm" svg:x2="5.159cm" svg:y2="4.995cm" draw:start-shape="id299" draw:start-glue-point="3" svg:d="M5270 5133l-111-138" svg:viewBox="0 0 112 139">
          <text:p/>
        </draw:connector>
        <draw:connector draw:style-name="gr1" draw:text-style-name="P1" xml:id="id301" draw:id="id301" draw:layer="layout" draw:type="line" svg:x1="5.159cm" svg:y1="4.995cm" svg:x2="5.535cm" svg:y2="4.834cm" draw:start-shape="id300" draw:start-glue-point="3" svg:d="M5159 4995l376-161" svg:viewBox="0 0 377 162">
          <text:p/>
        </draw:connector>
        <draw:connector draw:style-name="gr1" draw:text-style-name="P1" draw:layer="layout" draw:type="line" svg:x1="5.535cm" svg:y1="4.834cm" svg:x2="5.754cm" svg:y2="4.464cm" draw:start-shape="id301" draw:start-glue-point="3" draw:end-shape="id297" draw:end-glue-point="3" svg:d="M5535 4834l219-370" svg:viewBox="0 0 220 371">
          <text:p/>
        </draw:connector>
        <draw:connector draw:style-name="gr1" draw:text-style-name="P1" xml:id="id302" draw:id="id302" draw:layer="layout" draw:type="line" svg:x1="6.175cm" svg:y1="4.302cm" svg:x2="6.106cm" svg:y2="4.556cm" svg:d="M6175 4302l-69 254" svg:viewBox="0 0 70 255">
          <text:p/>
        </draw:connector>
        <draw:connector draw:style-name="gr1" draw:text-style-name="P1" xml:id="id303" draw:id="id303" draw:layer="layout" draw:type="line" svg:x1="6.106cm" svg:y1="4.556cm" svg:x2="5.971cm" svg:y2="4.742cm" draw:start-shape="id302" draw:start-glue-point="3" svg:d="M6106 4556l-135 186" svg:viewBox="0 0 136 187">
          <text:p/>
        </draw:connector>
        <draw:connector draw:style-name="gr1" draw:text-style-name="P1" xml:id="id304" draw:id="id304" draw:layer="layout" draw:type="line" svg:x1="6.1cm" svg:y1="4.836cm" svg:x2="5.971cm" svg:y2="4.742cm" draw:end-shape="id303" draw:end-glue-point="3" svg:d="M6100 4836l-129-94" svg:viewBox="0 0 130 95">
          <text:p/>
        </draw:connector>
        <draw:connector draw:style-name="gr1" draw:text-style-name="P1" xml:id="id305" draw:id="id305" draw:layer="layout" draw:type="line" svg:x1="6.236cm" svg:y1="4.644cm" svg:x2="6.1cm" svg:y2="4.836cm" draw:end-shape="id304" draw:end-glue-point="2" svg:d="M6236 4644l-136 192" svg:viewBox="0 0 137 193">
          <text:p/>
        </draw:connector>
        <draw:connector draw:style-name="gr1" draw:text-style-name="P1" xml:id="id306" draw:id="id306" draw:layer="layout" draw:type="line" svg:x1="6.27cm" svg:y1="4.55cm" svg:x2="6.236cm" svg:y2="4.644cm" draw:end-shape="id305" draw:end-glue-point="2" svg:d="M6270 4550l-34 94" svg:viewBox="0 0 35 95">
          <text:p/>
        </draw:connector>
        <draw:connector draw:style-name="gr1" draw:text-style-name="P1" xml:id="id307" draw:id="id307" draw:layer="layout" draw:type="line" svg:x1="6.516cm" svg:y1="4.55cm" svg:x2="6.27cm" svg:y2="4.55cm" draw:end-shape="id306" draw:end-glue-point="2" svg:d="M6516 4550h-246" svg:viewBox="0 0 247 1">
          <text:p/>
        </draw:connector>
        <draw:connector draw:style-name="gr1" draw:text-style-name="P1" xml:id="id308" draw:id="id308" draw:layer="layout" draw:type="line" svg:x1="6.516cm" svg:y1="4.55cm" svg:x2="6.423cm" svg:y2="4.881cm" draw:start-shape="id307" draw:start-glue-point="2" svg:d="M6516 4550l-93 331" svg:viewBox="0 0 94 332">
          <text:p/>
        </draw:connector>
        <draw:connector draw:style-name="gr1" draw:text-style-name="P1" xml:id="id309" draw:id="id309" draw:layer="layout" draw:type="line" svg:x1="6.423cm" svg:y1="4.881cm" svg:x2="6.177cm" svg:y2="5.079cm" draw:start-shape="id308" draw:start-glue-point="3" svg:d="M6423 4881l-246 198" svg:viewBox="0 0 247 199">
          <text:p/>
        </draw:connector>
        <draw:connector draw:style-name="gr1" draw:text-style-name="P1" xml:id="id310" draw:id="id310" draw:layer="layout" draw:type="line" svg:x1="6.306cm" svg:y1="5.197cm" svg:x2="6.177cm" svg:y2="5.079cm" draw:end-shape="id309" draw:end-glue-point="3" svg:d="M6306 5197l-129-118" svg:viewBox="0 0 130 119">
          <text:p/>
        </draw:connector>
        <draw:connector draw:style-name="gr1" draw:text-style-name="P1" xml:id="id311" draw:id="id311" draw:layer="layout" draw:type="line" svg:x1="6.542cm" svg:y1="4.993cm" svg:x2="6.306cm" svg:y2="5.197cm" draw:end-shape="id310" draw:end-glue-point="2" svg:d="M6542 4993l-236 204" svg:viewBox="0 0 237 205">
          <text:p/>
        </draw:connector>
        <draw:connector draw:style-name="gr1" draw:text-style-name="P1" xml:id="id312" draw:id="id312" draw:layer="layout" draw:type="line" svg:x1="6.644cm" svg:y1="4.505cm" svg:x2="6.542cm" svg:y2="4.993cm" draw:end-shape="id311" draw:end-glue-point="2" svg:d="M6644 4505l-102 488" svg:viewBox="0 0 103 489">
          <text:p/>
        </draw:connector>
        <draw:connector draw:style-name="gr1" draw:text-style-name="P1" xml:id="id313" draw:id="id313" draw:layer="layout" draw:type="line" svg:x1="6.644cm" svg:y1="4.505cm" svg:x2="6.552cm" svg:y2="4.43cm" draw:start-shape="id312" draw:start-glue-point="2" svg:d="M6644 4505l-92-75" svg:viewBox="0 0 93 76">
          <text:p/>
        </draw:connector>
        <draw:connector draw:style-name="gr1" draw:text-style-name="P1" xml:id="id314" draw:id="id314" draw:layer="layout" draw:type="line" svg:x1="6.552cm" svg:y1="4.43cm" svg:x2="6.298cm" svg:y2="4.43cm" draw:start-shape="id313" draw:start-glue-point="3" svg:d="M6552 4430h-254" svg:viewBox="0 0 255 1">
          <text:p/>
        </draw:connector>
        <draw:connector draw:style-name="gr1" draw:text-style-name="P1" xml:id="id315" draw:id="id315" draw:layer="layout" draw:type="line" svg:x1="6.298cm" svg:y1="4.43cm" svg:x2="6.309cm" svg:y2="4.337cm" draw:start-shape="id314" draw:start-glue-point="3" svg:d="M6298 4430l11-93" svg:viewBox="0 0 12 94">
          <text:p/>
        </draw:connector>
        <draw:connector draw:style-name="gr1" draw:text-style-name="P1" draw:layer="layout" draw:type="line" svg:x1="6.175cm" svg:y1="4.302cm" svg:x2="6.309cm" svg:y2="4.337cm" draw:start-shape="id302" draw:start-glue-point="2" draw:end-shape="id315" draw:end-glue-point="3" svg:d="M6175 4302l134 35" svg:viewBox="0 0 135 36">
          <text:p/>
        </draw:connector>
        <draw:connector draw:style-name="gr1" draw:text-style-name="P1" xml:id="id316" draw:id="id316" draw:layer="layout" draw:type="line" svg:x1="6.645cm" svg:y1="4.487cm" svg:x2="6.488cm" svg:y2="4.357cm" svg:d="M6645 4487l-157-130" svg:viewBox="0 0 158 131">
          <text:p/>
        </draw:connector>
        <draw:connector draw:style-name="gr1" draw:text-style-name="P1" xml:id="id317" draw:id="id317" draw:layer="layout" draw:type="line" svg:x1="6.545cm" svg:y1="4.32cm" svg:x2="6.488cm" svg:y2="4.357cm" draw:end-shape="id316" draw:end-glue-point="3" svg:d="M6545 4320l-57 37" svg:viewBox="0 0 58 38">
          <text:p/>
        </draw:connector>
        <draw:connector draw:style-name="gr1" draw:text-style-name="P1" xml:id="id318" draw:id="id318" draw:layer="layout" draw:type="line" svg:x1="6.692cm" svg:y1="4.45cm" svg:x2="6.545cm" svg:y2="4.32cm" draw:end-shape="id317" draw:end-glue-point="2" svg:d="M6692 4450l-147-130" svg:viewBox="0 0 148 131">
          <text:p/>
        </draw:connector>
        <draw:connector draw:style-name="gr1" draw:text-style-name="P1" draw:layer="layout" draw:type="line" svg:x1="6.692cm" svg:y1="4.45cm" svg:x2="6.645cm" svg:y2="4.487cm" draw:start-shape="id318" draw:start-glue-point="2" draw:end-shape="id316" draw:end-glue-point="2" svg:d="M6692 4450l-47 37" svg:viewBox="0 0 48 38">
          <text:p/>
        </draw:connector>
        <draw:connector draw:style-name="gr1" draw:text-style-name="P1" xml:id="id319" draw:id="id319" draw:layer="layout" draw:type="line" svg:x1="6.714cm" svg:y1="4.447cm" svg:x2="6.563cm" svg:y2="4.318cm" svg:d="M6714 4447l-151-129" svg:viewBox="0 0 152 130">
          <text:p/>
        </draw:connector>
        <draw:connector draw:style-name="gr1" draw:text-style-name="P1" xml:id="id320" draw:id="id320" draw:layer="layout" draw:type="line" svg:x1="6.563cm" svg:y1="4.318cm" svg:x2="6.619cm" svg:y2="4.275cm" draw:start-shape="id319" draw:start-glue-point="3" svg:d="M6563 4318l56-43" svg:viewBox="0 0 57 44">
          <text:p/>
        </draw:connector>
        <draw:connector draw:style-name="gr1" draw:text-style-name="P1" xml:id="id321" draw:id="id321" draw:layer="layout" draw:type="line" svg:x1="6.619cm" svg:y1="4.275cm" svg:x2="6.768cm" svg:y2="4.4cm" draw:start-shape="id320" draw:start-glue-point="3" svg:d="M6619 4275l149 125" svg:viewBox="0 0 150 126">
          <text:p/>
        </draw:connector>
        <draw:connector draw:style-name="gr1" draw:text-style-name="P1" draw:layer="layout" draw:type="line" svg:x1="6.714cm" svg:y1="4.447cm" svg:x2="6.768cm" svg:y2="4.4cm" draw:start-shape="id319" draw:start-glue-point="2" draw:end-shape="id321" draw:end-glue-point="3" svg:d="M6714 4447l54-47" svg:viewBox="0 0 55 4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fill-image draw:name="background" xlink:href="Pictures/10000201000004000000040052241B07FEC2E4B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47cm" fo:page-height="7.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3:12:23.554287937</meta:creation-date>
    <dc:date>2023-04-19T18:40:02.828400803</dc:date>
    <meta:editing-duration>PT6H9M28S</meta:editing-duration>
    <meta:editing-cycles>44</meta:editing-cycles>
    <meta:generator>LibreOffice/7.0.4.2$Linux_X86_64 LibreOffice_project/00$Build-2</meta:generator>
    <meta:document-statistic meta:object-count="373"/>
  </office:meta>
</office:document-meta>
</file>